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453.51pt" svg:height="255.09pt" svg:x="405.21pt" svg:y="2.83pt">
            <loext:p draw:notify-on-update-of-ranges="test.E1:test.E179 test.F1:test.F1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 office:value-type="float" office:value="-1.77681" calcext:value-type="float">
            <text:p>-1.77681</text:p>
          </table:table-cell>
          <table:table-cell office:value-type="float" office:value="1.76977" calcext:value-type="float">
            <text:p>1.76977</text:p>
          </table:table-cell>
          <table:table-cell office:value-type="float" office:value="0.373965" calcext:value-type="float">
            <text:p>0.373965</text:p>
          </table:table-cell>
          <table:table-cell office:value-type="float" office:value="1548111070810871" calcext:value-type="float">
            <text:p>1548111070810871</text:p>
          </table:table-cell>
          <table:table-cell table:formula="of:=SQRT([.C8]*[.C8]+[.D8]*[.D8])" office:value-type="float" office:value="1.80884926793943" calcext:value-type="float">
            <text:p>1.8088492679</text:p>
          </table:table-cell>
        </table:table-row>
        <table:table-row table:style-name="ro1">
          <table:table-cell table:number-columns-repeated="2" office:value-type="float" office:value="-1.73318" calcext:value-type="float">
            <text:p>-1.73318</text:p>
          </table:table-cell>
          <table:table-cell office:value-type="float" office:value="1.99757" calcext:value-type="float">
            <text:p>1.99757</text:p>
          </table:table-cell>
          <table:table-cell office:value-type="float" office:value="0.302008" calcext:value-type="float">
            <text:p>0.302008</text:p>
          </table:table-cell>
          <table:table-cell office:value-type="float" office:value="1548111070827649" calcext:value-type="float">
            <text:p>1548111070827649</text:p>
          </table:table-cell>
          <table:table-cell table:formula="of:=SQRT([.C9]*[.C9]+[.D9]*[.D9])" office:value-type="float" office:value="2.02027095632343" calcext:value-type="float">
            <text:p>2.0202709563</text:p>
          </table:table-cell>
        </table:table-row>
        <table:table-row table:style-name="ro1">
          <table:table-cell table:number-columns-repeated="2" office:value-type="float" office:value="-1.70705" calcext:value-type="float">
            <text:p>-1.70705</text:p>
          </table:table-cell>
          <table:table-cell office:value-type="float" office:value="1.63408" calcext:value-type="float">
            <text:p>1.63408</text:p>
          </table:table-cell>
          <table:table-cell office:value-type="float" office:value="0.327038" calcext:value-type="float">
            <text:p>0.327038</text:p>
          </table:table-cell>
          <table:table-cell office:value-type="float" office:value="1548111070844411" calcext:value-type="float">
            <text:p>1548111070844411</text:p>
          </table:table-cell>
          <table:table-cell table:formula="of:=SQRT([.C10]*[.C10]+[.D10]*[.D10])" office:value-type="float" office:value="1.66648471335443" calcext:value-type="float">
            <text:p>1.6664847134</text:p>
          </table:table-cell>
        </table:table-row>
        <table:table-row table:style-name="ro1">
          <table:table-cell table:number-columns-repeated="2" office:value-type="float" office:value="-1.69526" calcext:value-type="float">
            <text:p>-1.69526</text:p>
          </table:table-cell>
          <table:table-cell office:value-type="float" office:value="1.48027" calcext:value-type="float">
            <text:p>1.48027</text:p>
          </table:table-cell>
          <table:table-cell office:value-type="float" office:value="0.223977" calcext:value-type="float">
            <text:p>0.223977</text:p>
          </table:table-cell>
          <table:table-cell office:value-type="float" office:value="1548111070861221" calcext:value-type="float">
            <text:p>1548111070861221</text:p>
          </table:table-cell>
          <table:table-cell table:formula="of:=SQRT([.C11]*[.C11]+[.D11]*[.D11])" office:value-type="float" office:value="1.49711888954385" calcext:value-type="float">
            <text:p>1.4971188895</text:p>
          </table:table-cell>
        </table:table-row>
        <table:table-row table:style-name="ro1">
          <table:table-cell table:number-columns-repeated="2" office:value-type="float" office:value="-1.65325" calcext:value-type="float">
            <text:p>-1.65325</text:p>
          </table:table-cell>
          <table:table-cell office:value-type="float" office:value="1.82354" calcext:value-type="float">
            <text:p>1.82354</text:p>
          </table:table-cell>
          <table:table-cell office:value-type="float" office:value="0.274948" calcext:value-type="float">
            <text:p>0.274948</text:p>
          </table:table-cell>
          <table:table-cell office:value-type="float" office:value="1548111070878028" calcext:value-type="float">
            <text:p>1548111070878028</text:p>
          </table:table-cell>
          <table:table-cell table:formula="of:=SQRT([.C12]*[.C12]+[.D12]*[.D12])" office:value-type="float" office:value="1.84415144017621" calcext:value-type="float">
            <text:p>1.8441514402</text:p>
          </table:table-cell>
        </table:table-row>
        <table:table-row table:style-name="ro1">
          <table:table-cell table:number-columns-repeated="2" office:value-type="float" office:value="-1.61581" calcext:value-type="float">
            <text:p>-1.61581</text:p>
          </table:table-cell>
          <table:table-cell office:value-type="float" office:value="1.84903" calcext:value-type="float">
            <text:p>1.84903</text:p>
          </table:table-cell>
          <table:table-cell office:value-type="float" office:value="0.351887" calcext:value-type="float">
            <text:p>0.351887</text:p>
          </table:table-cell>
          <table:table-cell office:value-type="float" office:value="1548111070894856" calcext:value-type="float">
            <text:p>1548111070894856</text:p>
          </table:table-cell>
          <table:table-cell table:formula="of:=SQRT([.C13]*[.C13]+[.D13]*[.D13])" office:value-type="float" office:value="1.88221582228739" calcext:value-type="float">
            <text:p>1.8822158223</text:p>
          </table:table-cell>
        </table:table-row>
        <table:table-row table:style-name="ro1">
          <table:table-cell table:number-columns-repeated="2" office:value-type="float" office:value="-1.60179" calcext:value-type="float">
            <text:p>-1.60179</text:p>
          </table:table-cell>
          <table:table-cell office:value-type="float" office:value="1.69782" calcext:value-type="float">
            <text:p>1.69782</text:p>
          </table:table-cell>
          <table:table-cell office:value-type="float" office:value="0.51415" calcext:value-type="float">
            <text:p>0.51415</text:p>
          </table:table-cell>
          <table:table-cell office:value-type="float" office:value="1548111070911855" calcext:value-type="float">
            <text:p>1548111070911855</text:p>
          </table:table-cell>
          <table:table-cell table:formula="of:=SQRT([.C14]*[.C14]+[.D14]*[.D14])" office:value-type="float" office:value="1.77396250662183" calcext:value-type="float">
            <text:p>1.7739625066</text:p>
          </table:table-cell>
        </table:table-row>
        <table:table-row table:style-name="ro1">
          <table:table-cell table:number-columns-repeated="2" office:value-type="float" office:value="-1.56511" calcext:value-type="float">
            <text:p>-1.56511</text:p>
          </table:table-cell>
          <table:table-cell office:value-type="float" office:value="1.77333" calcext:value-type="float">
            <text:p>1.77333</text:p>
          </table:table-cell>
          <table:table-cell office:value-type="float" office:value="0.519056" calcext:value-type="float">
            <text:p>0.519056</text:p>
          </table:table-cell>
          <table:table-cell office:value-type="float" office:value="1548111070928685" calcext:value-type="float">
            <text:p>1548111070928685</text:p>
          </table:table-cell>
          <table:table-cell table:formula="of:=SQRT([.C15]*[.C15]+[.D15]*[.D15])" office:value-type="float" office:value="1.84773331951232" calcext:value-type="float">
            <text:p>1.8477333195</text:p>
          </table:table-cell>
        </table:table-row>
        <table:table-row table:style-name="ro1">
          <table:table-cell table:number-columns-repeated="2" office:value-type="float" office:value="-1.53389" calcext:value-type="float">
            <text:p>-1.53389</text:p>
          </table:table-cell>
          <table:table-cell office:value-type="float" office:value="1.66156" calcext:value-type="float">
            <text:p>1.66156</text:p>
          </table:table-cell>
          <table:table-cell office:value-type="float" office:value="0.419526" calcext:value-type="float">
            <text:p>0.419526</text:p>
          </table:table-cell>
          <table:table-cell office:value-type="float" office:value="1548111070945544" calcext:value-type="float">
            <text:p>1548111070945544</text:p>
          </table:table-cell>
          <table:table-cell table:formula="of:=SQRT([.C16]*[.C16]+[.D16]*[.D16])" office:value-type="float" office:value="1.71370467066995" calcext:value-type="float">
            <text:p>1.7137046707</text:p>
          </table:table-cell>
        </table:table-row>
        <table:table-row table:style-name="ro1">
          <table:table-cell table:number-columns-repeated="2" office:value-type="float" office:value="-1.52582" calcext:value-type="float">
            <text:p>-1.52582</text:p>
          </table:table-cell>
          <table:table-cell office:value-type="float" office:value="1.37275" calcext:value-type="float">
            <text:p>1.37275</text:p>
          </table:table-cell>
          <table:table-cell office:value-type="float" office:value="0.27975" calcext:value-type="float">
            <text:p>0.27975</text:p>
          </table:table-cell>
          <table:table-cell office:value-type="float" office:value="1548111070962193" calcext:value-type="float">
            <text:p>1548111070962193</text:p>
          </table:table-cell>
          <table:table-cell table:formula="of:=SQRT([.C17]*[.C17]+[.D17]*[.D17])" office:value-type="float" office:value="1.40096489070926" calcext:value-type="float">
            <text:p>1.4009648907</text:p>
          </table:table-cell>
        </table:table-row>
        <table:table-row table:style-name="ro1">
          <table:table-cell table:number-columns-repeated="2" office:value-type="float" office:value="-1.48522" calcext:value-type="float">
            <text:p>-1.48522</text:p>
          </table:table-cell>
          <table:table-cell office:value-type="float" office:value="1.73637" calcext:value-type="float">
            <text:p>1.73637</text:p>
          </table:table-cell>
          <table:table-cell office:value-type="float" office:value="0.37268" calcext:value-type="float">
            <text:p>0.37268</text:p>
          </table:table-cell>
          <table:table-cell office:value-type="float" office:value="1548111070978994" calcext:value-type="float">
            <text:p>1548111070978994</text:p>
          </table:table-cell>
          <table:table-cell table:formula="of:=SQRT([.C18]*[.C18]+[.D18]*[.D18])" office:value-type="float" office:value="1.77591417565715" calcext:value-type="float">
            <text:p>1.7759141757</text:p>
          </table:table-cell>
        </table:table-row>
        <table:table-row table:style-name="ro1">
          <table:table-cell table:number-columns-repeated="2" office:value-type="float" office:value="-1.45453" calcext:value-type="float">
            <text:p>-1.45453</text:p>
          </table:table-cell>
          <table:table-cell office:value-type="float" office:value="1.63011" calcext:value-type="float">
            <text:p>1.63011</text:p>
          </table:table-cell>
          <table:table-cell office:value-type="float" office:value="0.368947" calcext:value-type="float">
            <text:p>0.368947</text:p>
          </table:table-cell>
          <table:table-cell office:value-type="float" office:value="1548111070995763" calcext:value-type="float">
            <text:p>1548111070995763</text:p>
          </table:table-cell>
          <table:table-cell table:formula="of:=SQRT([.C19]*[.C19]+[.D19]*[.D19])" office:value-type="float" office:value="1.67134092898756" calcext:value-type="float">
            <text:p>1.671340929</text:p>
          </table:table-cell>
        </table:table-row>
        <table:table-row table:style-name="ro1">
          <table:table-cell table:number-columns-repeated="2" office:value-type="float" office:value="-1.44485" calcext:value-type="float">
            <text:p>-1.44485</text:p>
          </table:table-cell>
          <table:table-cell office:value-type="float" office:value="1.4062" calcext:value-type="float">
            <text:p>1.4062</text:p>
          </table:table-cell>
          <table:table-cell office:value-type="float" office:value="0.214893" calcext:value-type="float">
            <text:p>0.214893</text:p>
          </table:table-cell>
          <table:table-cell office:value-type="float" office:value="1548111071012511" calcext:value-type="float">
            <text:p>1548111071012511</text:p>
          </table:table-cell>
          <table:table-cell table:formula="of:=SQRT([.C20]*[.C20]+[.D20]*[.D20])" office:value-type="float" office:value="1.42252502313632" calcext:value-type="float">
            <text:p>1.4225250231</text:p>
          </table:table-cell>
        </table:table-row>
        <table:table-row table:style-name="ro1">
          <table:table-cell table:number-columns-repeated="2" office:value-type="float" office:value="-1.40399" calcext:value-type="float">
            <text:p>-1.40399</text:p>
          </table:table-cell>
          <table:table-cell office:value-type="float" office:value="1.75883" calcext:value-type="float">
            <text:p>1.75883</text:p>
          </table:table-cell>
          <table:table-cell office:value-type="float" office:value="0.349399" calcext:value-type="float">
            <text:p>0.349399</text:p>
          </table:table-cell>
          <table:table-cell office:value-type="float" office:value="1548111071029301" calcext:value-type="float">
            <text:p>1548111071029301</text:p>
          </table:table-cell>
          <table:table-cell table:formula="of:=SQRT([.C21]*[.C21]+[.D21]*[.D21])" office:value-type="float" office:value="1.79319899344746" calcext:value-type="float">
            <text:p>1.7931989934</text:p>
          </table:table-cell>
        </table:table-row>
        <table:table-row table:style-name="ro1">
          <table:table-cell table:number-columns-repeated="2" office:value-type="float" office:value="-1.38028" calcext:value-type="float">
            <text:p>-1.38028</text:p>
          </table:table-cell>
          <table:table-cell office:value-type="float" office:value="1.45695" calcext:value-type="float">
            <text:p>1.45695</text:p>
          </table:table-cell>
          <table:table-cell office:value-type="float" office:value="0.293232" calcext:value-type="float">
            <text:p>0.293232</text:p>
          </table:table-cell>
          <table:table-cell office:value-type="float" office:value="1548111071046046" calcext:value-type="float">
            <text:p>1548111071046046</text:p>
          </table:table-cell>
          <table:table-cell table:formula="of:=SQRT([.C22]*[.C22]+[.D22]*[.D22])" office:value-type="float" office:value="1.48616563959876" calcext:value-type="float">
            <text:p>1.4861656396</text:p>
          </table:table-cell>
        </table:table-row>
        <table:table-row table:style-name="ro1">
          <table:table-cell table:number-columns-repeated="2" office:value-type="float" office:value="-1.34147" calcext:value-type="float">
            <text:p>-1.34147</text:p>
          </table:table-cell>
          <table:table-cell office:value-type="float" office:value="1.83933" calcext:value-type="float">
            <text:p>1.83933</text:p>
          </table:table-cell>
          <table:table-cell office:value-type="float" office:value="0.334826" calcext:value-type="float">
            <text:p>0.334826</text:p>
          </table:table-cell>
          <table:table-cell office:value-type="float" office:value="1548111071062825" calcext:value-type="float">
            <text:p>1548111071062825</text:p>
          </table:table-cell>
          <table:table-cell table:formula="of:=SQRT([.C23]*[.C23]+[.D23]*[.D23])" office:value-type="float" office:value="1.86955697938736" calcext:value-type="float">
            <text:p>1.8695569794</text:p>
          </table:table-cell>
        </table:table-row>
        <table:table-row table:style-name="ro1">
          <table:table-cell table:number-columns-repeated="2" office:value-type="float" office:value="-1.29793" calcext:value-type="float">
            <text:p>-1.29793</text:p>
          </table:table-cell>
          <table:table-cell office:value-type="float" office:value="2.03906" calcext:value-type="float">
            <text:p>2.03906</text:p>
          </table:table-cell>
          <table:table-cell office:value-type="float" office:value="0.383578" calcext:value-type="float">
            <text:p>0.383578</text:p>
          </table:table-cell>
          <table:table-cell office:value-type="float" office:value="1548111071079556" calcext:value-type="float">
            <text:p>1548111071079556</text:p>
          </table:table-cell>
          <table:table-cell table:formula="of:=SQRT([.C24]*[.C24]+[.D24]*[.D24])" office:value-type="float" office:value="2.07482475541526" calcext:value-type="float">
            <text:p>2.0748247554</text:p>
          </table:table-cell>
        </table:table-row>
        <table:table-row table:style-name="ro1">
          <table:table-cell table:number-columns-repeated="2" office:value-type="float" office:value="-1.26717" calcext:value-type="float">
            <text:p>-1.26717</text:p>
          </table:table-cell>
          <table:table-cell office:value-type="float" office:value="1.77411" calcext:value-type="float">
            <text:p>1.77411</text:p>
          </table:table-cell>
          <table:table-cell office:value-type="float" office:value="0.38313" calcext:value-type="float">
            <text:p>0.38313</text:p>
          </table:table-cell>
          <table:table-cell office:value-type="float" office:value="1548111071096286" calcext:value-type="float">
            <text:p>1548111071096286</text:p>
          </table:table-cell>
          <table:table-cell table:formula="of:=SQRT([.C25]*[.C25]+[.D25]*[.D25])" office:value-type="float" office:value="1.81500823386562" calcext:value-type="float">
            <text:p>1.8150082339</text:p>
          </table:table-cell>
        </table:table-row>
        <table:table-row table:style-name="ro1">
          <table:table-cell table:number-columns-repeated="2" office:value-type="float" office:value="-1.26398" calcext:value-type="float">
            <text:p>-1.26398</text:p>
          </table:table-cell>
          <table:table-cell office:value-type="float" office:value="1.28394" calcext:value-type="float">
            <text:p>1.28394</text:p>
          </table:table-cell>
          <table:table-cell office:value-type="float" office:value="0.292289" calcext:value-type="float">
            <text:p>0.292289</text:p>
          </table:table-cell>
          <table:table-cell office:value-type="float" office:value="1548111071113016" calcext:value-type="float">
            <text:p>1548111071113016</text:p>
          </table:table-cell>
          <table:table-cell table:formula="of:=SQRT([.C26]*[.C26]+[.D26]*[.D26])" office:value-type="float" office:value="1.31678957435157" calcext:value-type="float">
            <text:p>1.3167895744</text:p>
          </table:table-cell>
        </table:table-row>
        <table:table-row table:style-name="ro1">
          <table:table-cell table:number-columns-repeated="2" office:value-type="float" office:value="-1.22633" calcext:value-type="float">
            <text:p>-1.22633</text:p>
          </table:table-cell>
          <table:table-cell office:value-type="float" office:value="1.61468" calcext:value-type="float">
            <text:p>1.61468</text:p>
          </table:table-cell>
          <table:table-cell office:value-type="float" office:value="0.346647" calcext:value-type="float">
            <text:p>0.346647</text:p>
          </table:table-cell>
          <table:table-cell office:value-type="float" office:value="1548111071129747" calcext:value-type="float">
            <text:p>1548111071129747</text:p>
          </table:table-cell>
          <table:table-cell table:formula="of:=SQRT([.C27]*[.C27]+[.D27]*[.D27])" office:value-type="float" office:value="1.65147075209009" calcext:value-type="float">
            <text:p>1.6514707521</text:p>
          </table:table-cell>
        </table:table-row>
        <table:table-row table:style-name="ro1">
          <table:table-cell table:number-columns-repeated="2" office:value-type="float" office:value="-1.1903" calcext:value-type="float">
            <text:p>-1.1903</text:p>
          </table:table-cell>
          <table:table-cell office:value-type="float" office:value="1.71306" calcext:value-type="float">
            <text:p>1.71306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1548111071147181" calcext:value-type="float">
            <text:p>1548111071147181</text:p>
          </table:table-cell>
          <table:table-cell table:formula="of:=SQRT([.C28]*[.C28]+[.D28]*[.D28])" office:value-type="float" office:value="1.74872454912974" calcext:value-type="float">
            <text:p>1.7487245491</text:p>
          </table:table-cell>
        </table:table-row>
        <table:table-row table:style-name="ro1">
          <table:table-cell table:number-columns-repeated="2" office:value-type="float" office:value="-1.1865" calcext:value-type="float">
            <text:p>-1.1865</text:p>
          </table:table-cell>
          <table:table-cell office:value-type="float" office:value="1.26267" calcext:value-type="float">
            <text:p>1.26267</text:p>
          </table:table-cell>
          <table:table-cell office:value-type="float" office:value="0.270946" calcext:value-type="float">
            <text:p>0.270946</text:p>
          </table:table-cell>
          <table:table-cell office:value-type="float" office:value="1548111071164006" calcext:value-type="float">
            <text:p>1548111071164006</text:p>
          </table:table-cell>
          <table:table-cell table:formula="of:=SQRT([.C29]*[.C29]+[.D29]*[.D29])" office:value-type="float" office:value="1.29141289439745" calcext:value-type="float">
            <text:p>1.2914128944</text:p>
          </table:table-cell>
        </table:table-row>
        <table:table-row table:style-name="ro1">
          <table:table-cell table:number-columns-repeated="2" office:value-type="float" office:value="-1.14976" calcext:value-type="float">
            <text:p>-1.14976</text:p>
          </table:table-cell>
          <table:table-cell office:value-type="float" office:value="1.5805" calcext:value-type="float">
            <text:p>1.5805</text:p>
          </table:table-cell>
          <table:table-cell office:value-type="float" office:value="0.303382" calcext:value-type="float">
            <text:p>0.303382</text:p>
          </table:table-cell>
          <table:table-cell office:value-type="float" office:value="1548111071180759" calcext:value-type="float">
            <text:p>1548111071180759</text:p>
          </table:table-cell>
          <table:table-cell table:formula="of:=SQRT([.C30]*[.C30]+[.D30]*[.D30])" office:value-type="float" office:value="1.60935418349225" calcext:value-type="float">
            <text:p>1.6093541835</text:p>
          </table:table-cell>
        </table:table-row>
        <table:table-row table:style-name="ro1">
          <table:table-cell table:number-columns-repeated="2" office:value-type="float" office:value="-1.12625" calcext:value-type="float">
            <text:p>-1.12625</text:p>
          </table:table-cell>
          <table:table-cell office:value-type="float" office:value="1.36738" calcext:value-type="float">
            <text:p>1.36738</text:p>
          </table:table-cell>
          <table:table-cell office:value-type="float" office:value="0.397267" calcext:value-type="float">
            <text:p>0.397267</text:p>
          </table:table-cell>
          <table:table-cell office:value-type="float" office:value="1548111071197526" calcext:value-type="float">
            <text:p>1548111071197526</text:p>
          </table:table-cell>
          <table:table-cell table:formula="of:=SQRT([.C31]*[.C31]+[.D31]*[.D31])" office:value-type="float" office:value="1.42392033965703" calcext:value-type="float">
            <text:p>1.4239203397</text:p>
          </table:table-cell>
        </table:table-row>
        <table:table-row table:style-name="ro1">
          <table:table-cell table:number-columns-repeated="2" office:value-type="float" office:value="-1.11414" calcext:value-type="float">
            <text:p>-1.11414</text:p>
          </table:table-cell>
          <table:table-cell office:value-type="float" office:value="1.31427" calcext:value-type="float">
            <text:p>1.31427</text:p>
          </table:table-cell>
          <table:table-cell office:value-type="float" office:value="0.268629" calcext:value-type="float">
            <text:p>0.268629</text:p>
          </table:table-cell>
          <table:table-cell office:value-type="float" office:value="1548111071214244" calcext:value-type="float">
            <text:p>1548111071214244</text:p>
          </table:table-cell>
          <table:table-cell table:formula="of:=SQRT([.C32]*[.C32]+[.D32]*[.D32])" office:value-type="float" office:value="1.34144219873277" calcext:value-type="float">
            <text:p>1.3414421987</text:p>
          </table:table-cell>
        </table:table-row>
        <table:table-row table:style-name="ro1">
          <table:table-cell table:number-columns-repeated="2" office:value-type="float" office:value="-1.07545" calcext:value-type="float">
            <text:p>-1.07545</text:p>
          </table:table-cell>
          <table:table-cell office:value-type="float" office:value="1.65749" calcext:value-type="float">
            <text:p>1.65749</text:p>
          </table:table-cell>
          <table:table-cell office:value-type="float" office:value="0.372101" calcext:value-type="float">
            <text:p>0.372101</text:p>
          </table:table-cell>
          <table:table-cell office:value-type="float" office:value="1548111071231035" calcext:value-type="float">
            <text:p>1548111071231035</text:p>
          </table:table-cell>
          <table:table-cell table:formula="of:=SQRT([.C33]*[.C33]+[.D33]*[.D33])" office:value-type="float" office:value="1.69874431692971" calcext:value-type="float">
            <text:p>1.6987443169</text:p>
          </table:table-cell>
        </table:table-row>
        <table:table-row table:style-name="ro1">
          <table:table-cell table:number-columns-repeated="2" office:value-type="float" office:value="-1.05756" calcext:value-type="float">
            <text:p>-1.05756</text:p>
          </table:table-cell>
          <table:table-cell office:value-type="float" office:value="1.7044" calcext:value-type="float">
            <text:p>1.7044</text:p>
          </table:table-cell>
          <table:table-cell office:value-type="float" office:value="0.411918" calcext:value-type="float">
            <text:p>0.411918</text:p>
          </table:table-cell>
          <table:table-cell office:value-type="float" office:value="1548111071248436" calcext:value-type="float">
            <text:p>1548111071248436</text:p>
          </table:table-cell>
          <table:table-cell table:formula="of:=SQRT([.C34]*[.C34]+[.D34]*[.D34])" office:value-type="float" office:value="1.75346964579487" calcext:value-type="float">
            <text:p>1.7534696458</text:p>
          </table:table-cell>
        </table:table-row>
        <table:table-row table:style-name="ro1">
          <table:table-cell table:number-columns-repeated="2" office:value-type="float" office:value="-1.02273" calcext:value-type="float">
            <text:p>-1.02273</text:p>
          </table:table-cell>
          <table:table-cell office:value-type="float" office:value="1.72528" calcext:value-type="float">
            <text:p>1.72528</text:p>
          </table:table-cell>
          <table:table-cell office:value-type="float" office:value="0.409831" calcext:value-type="float">
            <text:p>0.409831</text:p>
          </table:table-cell>
          <table:table-cell office:value-type="float" office:value="1548111071265244" calcext:value-type="float">
            <text:p>1548111071265244</text:p>
          </table:table-cell>
          <table:table-cell table:formula="of:=SQRT([.C35]*[.C35]+[.D35]*[.D35])" office:value-type="float" office:value="1.77328861919345" calcext:value-type="float">
            <text:p>1.7732886192</text:p>
          </table:table-cell>
        </table:table-row>
        <table:table-row table:style-name="ro1">
          <table:table-cell table:number-columns-repeated="2" office:value-type="float" office:value="-0.99521" calcext:value-type="float">
            <text:p>-0.99521</text:p>
          </table:table-cell>
          <table:table-cell office:value-type="float" office:value="1.54191" calcext:value-type="float">
            <text:p>1.54191</text:p>
          </table:table-cell>
          <table:table-cell office:value-type="float" office:value="0.440028" calcext:value-type="float">
            <text:p>0.440028</text:p>
          </table:table-cell>
          <table:table-cell office:value-type="float" office:value="1548111071281976" calcext:value-type="float">
            <text:p>1548111071281976</text:p>
          </table:table-cell>
          <table:table-cell table:formula="of:=SQRT([.C36]*[.C36]+[.D36]*[.D36])" office:value-type="float" office:value="1.60346845584315" calcext:value-type="float">
            <text:p>1.6034684558</text:p>
          </table:table-cell>
        </table:table-row>
        <table:table-row table:style-name="ro1">
          <table:table-cell table:number-columns-repeated="2" office:value-type="float" office:value="-0.981218" calcext:value-type="float">
            <text:p>-0.981218</text:p>
          </table:table-cell>
          <table:table-cell office:value-type="float" office:value="1.49372" calcext:value-type="float">
            <text:p>1.49372</text:p>
          </table:table-cell>
          <table:table-cell office:value-type="float" office:value="0.348768" calcext:value-type="float">
            <text:p>0.348768</text:p>
          </table:table-cell>
          <table:table-cell office:value-type="float" office:value="1548111071298775" calcext:value-type="float">
            <text:p>1548111071298775</text:p>
          </table:table-cell>
          <table:table-cell table:formula="of:=SQRT([.C37]*[.C37]+[.D37]*[.D37])" office:value-type="float" office:value="1.53389652722209" calcext:value-type="float">
            <text:p>1.5338965272</text:p>
          </table:table-cell>
        </table:table-row>
        <table:table-row table:style-name="ro1">
          <table:table-cell table:number-columns-repeated="2" office:value-type="float" office:value="-0.95144" calcext:value-type="float">
            <text:p>-0.95144</text:p>
          </table:table-cell>
          <table:table-cell office:value-type="float" office:value="1.49104" calcext:value-type="float">
            <text:p>1.49104</text:p>
          </table:table-cell>
          <table:table-cell office:value-type="float" office:value="0.331564" calcext:value-type="float">
            <text:p>0.331564</text:p>
          </table:table-cell>
          <table:table-cell office:value-type="float" office:value="1548111071315479" calcext:value-type="float">
            <text:p>1548111071315479</text:p>
          </table:table-cell>
          <table:table-cell table:formula="of:=SQRT([.C38]*[.C38]+[.D38]*[.D38])" office:value-type="float" office:value="1.52746029987558" calcext:value-type="float">
            <text:p>1.5274602999</text:p>
          </table:table-cell>
        </table:table-row>
        <table:table-row table:style-name="ro1">
          <table:table-cell table:number-columns-repeated="2" office:value-type="float" office:value="-0.922656" calcext:value-type="float">
            <text:p>-0.922656</text:p>
          </table:table-cell>
          <table:table-cell office:value-type="float" office:value="1.46376" calcext:value-type="float">
            <text:p>1.46376</text:p>
          </table:table-cell>
          <table:table-cell office:value-type="float" office:value="0.270192" calcext:value-type="float">
            <text:p>0.270192</text:p>
          </table:table-cell>
          <table:table-cell office:value-type="float" office:value="1548111071332210" calcext:value-type="float">
            <text:p>1548111071332210</text:p>
          </table:table-cell>
          <table:table-cell table:formula="of:=SQRT([.C39]*[.C39]+[.D39]*[.D39])" office:value-type="float" office:value="1.48848817746867" calcext:value-type="float">
            <text:p>1.4884881775</text:p>
          </table:table-cell>
        </table:table-row>
        <table:table-row table:style-name="ro1">
          <table:table-cell table:number-columns-repeated="2" office:value-type="float" office:value="-0.914566" calcext:value-type="float">
            <text:p>-0.914566</text:p>
          </table:table-cell>
          <table:table-cell office:value-type="float" office:value="1.24249" calcext:value-type="float">
            <text:p>1.24249</text:p>
          </table:table-cell>
          <table:table-cell office:value-type="float" office:value="0.261849" calcext:value-type="float">
            <text:p>0.261849</text:p>
          </table:table-cell>
          <table:table-cell office:value-type="float" office:value="1548111071348990" calcext:value-type="float">
            <text:p>1548111071348990</text:p>
          </table:table-cell>
          <table:table-cell table:formula="of:=SQRT([.C40]*[.C40]+[.D40]*[.D40])" office:value-type="float" office:value="1.26978198872917" calcext:value-type="float">
            <text:p>1.2697819887</text:p>
          </table:table-cell>
        </table:table-row>
        <table:table-row table:style-name="ro1">
          <table:table-cell table:number-columns-repeated="2" office:value-type="float" office:value="-0.88041" calcext:value-type="float">
            <text:p>-0.88041</text:p>
          </table:table-cell>
          <table:table-cell office:value-type="float" office:value="1.49997" calcext:value-type="float">
            <text:p>1.49997</text:p>
          </table:table-cell>
          <table:table-cell office:value-type="float" office:value="0.365373" calcext:value-type="float">
            <text:p>0.365373</text:p>
          </table:table-cell>
          <table:table-cell office:value-type="float" office:value="1548111071365722" calcext:value-type="float">
            <text:p>1548111071365722</text:p>
          </table:table-cell>
          <table:table-cell table:formula="of:=SQRT([.C41]*[.C41]+[.D41]*[.D41])" office:value-type="float" office:value="1.54382882147892" calcext:value-type="float">
            <text:p>1.5438288215</text:p>
          </table:table-cell>
        </table:table-row>
        <table:table-row table:style-name="ro1">
          <table:table-cell table:number-columns-repeated="2" office:value-type="float" office:value="-0.865647" calcext:value-type="float">
            <text:p>-0.865647</text:p>
          </table:table-cell>
          <table:table-cell office:value-type="float" office:value="1.49152" calcext:value-type="float">
            <text:p>1.49152</text:p>
          </table:table-cell>
          <table:table-cell office:value-type="float" office:value="0.373051" calcext:value-type="float">
            <text:p>0.373051</text:p>
          </table:table-cell>
          <table:table-cell office:value-type="float" office:value="1548111071382497" calcext:value-type="float">
            <text:p>1548111071382497</text:p>
          </table:table-cell>
          <table:table-cell table:formula="of:=SQRT([.C42]*[.C42]+[.D42]*[.D42])" office:value-type="float" office:value="1.5374651082223" calcext:value-type="float">
            <text:p>1.5374651082</text:p>
          </table:table-cell>
        </table:table-row>
        <table:table-row table:style-name="ro1">
          <table:table-cell table:number-columns-repeated="2" office:value-type="float" office:value="-0.826504" calcext:value-type="float">
            <text:p>-0.826504</text:p>
          </table:table-cell>
          <table:table-cell office:value-type="float" office:value="1.75134" calcext:value-type="float">
            <text:p>1.75134</text:p>
          </table:table-cell>
          <table:table-cell office:value-type="float" office:value="0.393705" calcext:value-type="float">
            <text:p>0.393705</text:p>
          </table:table-cell>
          <table:table-cell office:value-type="float" office:value="1548111071399303" calcext:value-type="float">
            <text:p>1548111071399303</text:p>
          </table:table-cell>
          <table:table-cell table:formula="of:=SQRT([.C43]*[.C43]+[.D43]*[.D43])" office:value-type="float" office:value="1.79504747085558" calcext:value-type="float">
            <text:p>1.7950474709</text:p>
          </table:table-cell>
        </table:table-row>
        <table:table-row table:style-name="ro1">
          <table:table-cell table:number-columns-repeated="2" office:value-type="float" office:value="-0.801004" calcext:value-type="float">
            <text:p>-0.801004</text:p>
          </table:table-cell>
          <table:table-cell office:value-type="float" office:value="1.50132" calcext:value-type="float">
            <text:p>1.50132</text:p>
          </table:table-cell>
          <table:table-cell office:value-type="float" office:value="0.296572" calcext:value-type="float">
            <text:p>0.296572</text:p>
          </table:table-cell>
          <table:table-cell office:value-type="float" office:value="1548111071416068" calcext:value-type="float">
            <text:p>1548111071416068</text:p>
          </table:table-cell>
          <table:table-cell table:formula="of:=SQRT([.C44]*[.C44]+[.D44]*[.D44])" office:value-type="float" office:value="1.53033221673727" calcext:value-type="float">
            <text:p>1.5303322167</text:p>
          </table:table-cell>
        </table:table-row>
        <table:table-row table:style-name="ro1">
          <table:table-cell table:number-columns-repeated="2" office:value-type="float" office:value="-0.792904" calcext:value-type="float">
            <text:p>-0.792904</text:p>
          </table:table-cell>
          <table:table-cell office:value-type="float" office:value="1.26783" calcext:value-type="float">
            <text:p>1.26783</text:p>
          </table:table-cell>
          <table:table-cell office:value-type="float" office:value="0.343843" calcext:value-type="float">
            <text:p>0.343843</text:p>
          </table:table-cell>
          <table:table-cell office:value-type="float" office:value="1548111071432852" calcext:value-type="float">
            <text:p>1548111071432852</text:p>
          </table:table-cell>
          <table:table-cell table:formula="of:=SQRT([.C45]*[.C45]+[.D45]*[.D45])" office:value-type="float" office:value="1.31362891165999" calcext:value-type="float">
            <text:p>1.3136289117</text:p>
          </table:table-cell>
        </table:table-row>
        <table:table-row table:style-name="ro1">
          <table:table-cell table:number-columns-repeated="2" office:value-type="float" office:value="-0.757252" calcext:value-type="float">
            <text:p>-0.757252</text:p>
          </table:table-cell>
          <table:table-cell office:value-type="float" office:value="1.5527" calcext:value-type="float">
            <text:p>1.5527</text:p>
          </table:table-cell>
          <table:table-cell office:value-type="float" office:value="0.384999" calcext:value-type="float">
            <text:p>0.384999</text:p>
          </table:table-cell>
          <table:table-cell office:value-type="float" office:value="1548111071449583" calcext:value-type="float">
            <text:p>1548111071449583</text:p>
          </table:table-cell>
          <table:table-cell table:formula="of:=SQRT([.C46]*[.C46]+[.D46]*[.D46])" office:value-type="float" office:value="1.59971920036018" calcext:value-type="float">
            <text:p>1.5997192004</text:p>
          </table:table-cell>
        </table:table-row>
        <table:table-row table:style-name="ro1">
          <table:table-cell table:number-columns-repeated="2" office:value-type="float" office:value="-0.73123" calcext:value-type="float">
            <text:p>-0.73123</text:p>
          </table:table-cell>
          <table:table-cell office:value-type="float" office:value="1.42027" calcext:value-type="float">
            <text:p>1.42027</text:p>
          </table:table-cell>
          <table:table-cell office:value-type="float" office:value="0.3875" calcext:value-type="float">
            <text:p>0.3875</text:p>
          </table:table-cell>
          <table:table-cell office:value-type="float" office:value="1548111071466384" calcext:value-type="float">
            <text:p>1548111071466384</text:p>
          </table:table-cell>
          <table:table-cell table:formula="of:=SQRT([.C47]*[.C47]+[.D47]*[.D47])" office:value-type="float" office:value="1.47218311459546" calcext:value-type="float">
            <text:p>1.4721831146</text:p>
          </table:table-cell>
        </table:table-row>
        <table:table-row table:style-name="ro1">
          <table:table-cell table:number-columns-repeated="2" office:value-type="float" office:value="-0.719793" calcext:value-type="float">
            <text:p>-0.719793</text:p>
          </table:table-cell>
          <table:table-cell office:value-type="float" office:value="1.3268" calcext:value-type="float">
            <text:p>1.3268</text:p>
          </table:table-cell>
          <table:table-cell office:value-type="float" office:value="0.295079" calcext:value-type="float">
            <text:p>0.295079</text:p>
          </table:table-cell>
          <table:table-cell office:value-type="float" office:value="1548111071483101" calcext:value-type="float">
            <text:p>1548111071483101</text:p>
          </table:table-cell>
          <table:table-cell table:formula="of:=SQRT([.C48]*[.C48]+[.D48]*[.D48])" office:value-type="float" office:value="1.35921663330059" calcext:value-type="float">
            <text:p>1.3592166333</text:p>
          </table:table-cell>
        </table:table-row>
        <table:table-row table:style-name="ro1">
          <table:table-cell table:number-columns-repeated="2" office:value-type="float" office:value="-0.660076" calcext:value-type="float">
            <text:p>-0.660076</text:p>
          </table:table-cell>
          <table:table-cell office:value-type="float" office:value="1.83658" calcext:value-type="float">
            <text:p>1.83658</text:p>
          </table:table-cell>
          <table:table-cell office:value-type="float" office:value="0.362427" calcext:value-type="float">
            <text:p>0.362427</text:p>
          </table:table-cell>
          <table:table-cell office:value-type="float" office:value="1548111071499869" calcext:value-type="float">
            <text:p>1548111071499869</text:p>
          </table:table-cell>
          <table:table-cell table:formula="of:=SQRT([.C49]*[.C49]+[.D49]*[.D49])" office:value-type="float" office:value="1.87199877850628" calcext:value-type="float">
            <text:p>1.8719987785</text:p>
          </table:table-cell>
        </table:table-row>
        <table:table-row table:style-name="ro1">
          <table:table-cell table:number-columns-repeated="2" office:value-type="float" office:value="-0.633867" calcext:value-type="float">
            <text:p>-0.633867</text:p>
          </table:table-cell>
          <table:table-cell office:value-type="float" office:value="1.55839" calcext:value-type="float">
            <text:p>1.55839</text:p>
          </table:table-cell>
          <table:table-cell office:value-type="float" office:value="0.352867" calcext:value-type="float">
            <text:p>0.352867</text:p>
          </table:table-cell>
          <table:table-cell office:value-type="float" office:value="1548111071516592" calcext:value-type="float">
            <text:p>1548111071516592</text:p>
          </table:table-cell>
          <table:table-cell table:formula="of:=SQRT([.C50]*[.C50]+[.D50]*[.D50])" office:value-type="float" office:value="1.59784057771387" calcext:value-type="float">
            <text:p>1.5978405777</text:p>
          </table:table-cell>
        </table:table-row>
        <table:table-row table:style-name="ro1">
          <table:table-cell table:number-columns-repeated="2" office:value-type="float" office:value="-0.627713" calcext:value-type="float">
            <text:p>-0.627713</text:p>
          </table:table-cell>
          <table:table-cell office:value-type="float" office:value="1.2408" calcext:value-type="float">
            <text:p>1.2408</text:p>
          </table:table-cell>
          <table:table-cell office:value-type="float" office:value="0.32605" calcext:value-type="float">
            <text:p>0.32605</text:p>
          </table:table-cell>
          <table:table-cell office:value-type="float" office:value="1548111071533336" calcext:value-type="float">
            <text:p>1548111071533336</text:p>
          </table:table-cell>
          <table:table-cell table:formula="of:=SQRT([.C51]*[.C51]+[.D51]*[.D51])" office:value-type="float" office:value="1.28292370876058" calcext:value-type="float">
            <text:p>1.2829237088</text:p>
          </table:table-cell>
        </table:table-row>
        <table:table-row table:style-name="ro1">
          <table:table-cell table:number-columns-repeated="2" office:value-type="float" office:value="-0.593674" calcext:value-type="float">
            <text:p>-0.593674</text:p>
          </table:table-cell>
          <table:table-cell office:value-type="float" office:value="1.49569" calcext:value-type="float">
            <text:p>1.49569</text:p>
          </table:table-cell>
          <table:table-cell office:value-type="float" office:value="0.389371" calcext:value-type="float">
            <text:p>0.389371</text:p>
          </table:table-cell>
          <table:table-cell office:value-type="float" office:value="1548111071550069" calcext:value-type="float">
            <text:p>1548111071550069</text:p>
          </table:table-cell>
          <table:table-cell table:formula="of:=SQRT([.C52]*[.C52]+[.D52]*[.D52])" office:value-type="float" office:value="1.54554144290634" calcext:value-type="float">
            <text:p>1.5455414429</text:p>
          </table:table-cell>
        </table:table-row>
        <table:table-row table:style-name="ro1">
          <table:table-cell table:number-columns-repeated="2" office:value-type="float" office:value="-0.563992" calcext:value-type="float">
            <text:p>-0.563992</text:p>
          </table:table-cell>
          <table:table-cell office:value-type="float" office:value="1.48961" calcext:value-type="float">
            <text:p>1.48961</text:p>
          </table:table-cell>
          <table:table-cell office:value-type="float" office:value="0.326039" calcext:value-type="float">
            <text:p>0.326039</text:p>
          </table:table-cell>
          <table:table-cell office:value-type="float" office:value="1548111071566826" calcext:value-type="float">
            <text:p>1548111071566826</text:p>
          </table:table-cell>
          <table:table-cell table:formula="of:=SQRT([.C53]*[.C53]+[.D53]*[.D53])" office:value-type="float" office:value="1.52487356250313" calcext:value-type="float">
            <text:p>1.5248735625</text:p>
          </table:table-cell>
        </table:table-row>
        <table:table-row table:style-name="ro1">
          <table:table-cell table:number-columns-repeated="2" office:value-type="float" office:value="-0.555085" calcext:value-type="float">
            <text:p>-0.555085</text:p>
          </table:table-cell>
          <table:table-cell office:value-type="float" office:value="1.28715" calcext:value-type="float">
            <text:p>1.28715</text:p>
          </table:table-cell>
          <table:table-cell office:value-type="float" office:value="0.269823" calcext:value-type="float">
            <text:p>0.269823</text:p>
          </table:table-cell>
          <table:table-cell office:value-type="float" office:value="1548111071583608" calcext:value-type="float">
            <text:p>1548111071583608</text:p>
          </table:table-cell>
          <table:table-cell table:formula="of:=SQRT([.C54]*[.C54]+[.D54]*[.D54])" office:value-type="float" office:value="1.31512720823082" calcext:value-type="float">
            <text:p>1.3151272082</text:p>
          </table:table-cell>
        </table:table-row>
        <table:table-row table:style-name="ro1">
          <table:table-cell table:number-columns-repeated="2" office:value-type="float" office:value="-0.524862" calcext:value-type="float">
            <text:p>-0.524862</text:p>
          </table:table-cell>
          <table:table-cell office:value-type="float" office:value="1.41112" calcext:value-type="float">
            <text:p>1.41112</text:p>
          </table:table-cell>
          <table:table-cell office:value-type="float" office:value="0.336876" calcext:value-type="float">
            <text:p>0.336876</text:p>
          </table:table-cell>
          <table:table-cell office:value-type="float" office:value="1548111071600394" calcext:value-type="float">
            <text:p>1548111071600394</text:p>
          </table:table-cell>
          <table:table-cell table:formula="of:=SQRT([.C55]*[.C55]+[.D55]*[.D55])" office:value-type="float" office:value="1.45077396370903" calcext:value-type="float">
            <text:p>1.4507739637</text:p>
          </table:table-cell>
        </table:table-row>
        <table:table-row table:style-name="ro1">
          <table:table-cell table:number-columns-repeated="2" office:value-type="float" office:value="-0.49839" calcext:value-type="float">
            <text:p>-0.49839</text:p>
          </table:table-cell>
          <table:table-cell office:value-type="float" office:value="1.36506" calcext:value-type="float">
            <text:p>1.36506</text:p>
          </table:table-cell>
          <table:table-cell office:value-type="float" office:value="0.396176" calcext:value-type="float">
            <text:p>0.396176</text:p>
          </table:table-cell>
          <table:table-cell office:value-type="float" office:value="1548111071617109" calcext:value-type="float">
            <text:p>1548111071617109</text:p>
          </table:table-cell>
          <table:table-cell table:formula="of:=SQRT([.C56]*[.C56]+[.D56]*[.D56])" office:value-type="float" office:value="1.42138813368341" calcext:value-type="float">
            <text:p>1.4213881337</text:p>
          </table:table-cell>
        </table:table-row>
        <table:table-row table:style-name="ro1">
          <table:table-cell table:number-columns-repeated="2" office:value-type="float" office:value="-0.48545" calcext:value-type="float">
            <text:p>-0.48545</text:p>
          </table:table-cell>
          <table:table-cell office:value-type="float" office:value="1.34105" calcext:value-type="float">
            <text:p>1.34105</text:p>
          </table:table-cell>
          <table:table-cell office:value-type="float" office:value="0.294091" calcext:value-type="float">
            <text:p>0.294091</text:p>
          </table:table-cell>
          <table:table-cell office:value-type="float" office:value="1548111071633847" calcext:value-type="float">
            <text:p>1548111071633847</text:p>
          </table:table-cell>
          <table:table-cell table:formula="of:=SQRT([.C57]*[.C57]+[.D57]*[.D57])" office:value-type="float" office:value="1.37291828554397" calcext:value-type="float">
            <text:p>1.3729182855</text:p>
          </table:table-cell>
        </table:table-row>
        <table:table-row table:style-name="ro1">
          <table:table-cell table:number-columns-repeated="2" office:value-type="float" office:value="-0.452895" calcext:value-type="float">
            <text:p>-0.452895</text:p>
          </table:table-cell>
          <table:table-cell office:value-type="float" office:value="1.4997" calcext:value-type="float">
            <text:p>1.4997</text:p>
          </table:table-cell>
          <table:table-cell office:value-type="float" office:value="0.39522" calcext:value-type="float">
            <text:p>0.39522</text:p>
          </table:table-cell>
          <table:table-cell office:value-type="float" office:value="1548111071650613" calcext:value-type="float">
            <text:p>1548111071650613</text:p>
          </table:table-cell>
          <table:table-cell table:formula="of:=SQRT([.C58]*[.C58]+[.D58]*[.D58])" office:value-type="float" office:value="1.5509026205407" calcext:value-type="float">
            <text:p>1.5509026205</text:p>
          </table:table-cell>
        </table:table-row>
        <table:table-row table:style-name="ro1">
          <table:table-cell table:number-columns-repeated="2" office:value-type="float" office:value="-0.442869" calcext:value-type="float">
            <text:p>-0.442869</text:p>
          </table:table-cell>
          <table:table-cell office:value-type="float" office:value="1.32215" calcext:value-type="float">
            <text:p>1.32215</text:p>
          </table:table-cell>
          <table:table-cell office:value-type="float" office:value="0.287206" calcext:value-type="float">
            <text:p>0.287206</text:p>
          </table:table-cell>
          <table:table-cell office:value-type="float" office:value="1548111071667389" calcext:value-type="float">
            <text:p>1548111071667389</text:p>
          </table:table-cell>
          <table:table-cell table:formula="of:=SQRT([.C59]*[.C59]+[.D59]*[.D59])" office:value-type="float" office:value="1.35298481474701" calcext:value-type="float">
            <text:p>1.3529848147</text:p>
          </table:table-cell>
        </table:table-row>
        <table:table-row table:style-name="ro1">
          <table:table-cell table:number-columns-repeated="2" office:value-type="float" office:value="-0.407221" calcext:value-type="float">
            <text:p>-0.407221</text:p>
          </table:table-cell>
          <table:table-cell office:value-type="float" office:value="1.57898" calcext:value-type="float">
            <text:p>1.57898</text:p>
          </table:table-cell>
          <table:table-cell office:value-type="float" office:value="0.345807" calcext:value-type="float">
            <text:p>0.345807</text:p>
          </table:table-cell>
          <table:table-cell office:value-type="float" office:value="1548111071685349" calcext:value-type="float">
            <text:p>1548111071685349</text:p>
          </table:table-cell>
          <table:table-cell table:formula="of:=SQRT([.C60]*[.C60]+[.D60]*[.D60])" office:value-type="float" office:value="1.61640351448795" calcext:value-type="float">
            <text:p>1.6164035145</text:p>
          </table:table-cell>
        </table:table-row>
        <table:table-row table:style-name="ro1">
          <table:table-cell table:number-columns-repeated="2" office:value-type="float" office:value="-0.379611" calcext:value-type="float">
            <text:p>-0.379611</text:p>
          </table:table-cell>
          <table:table-cell office:value-type="float" office:value="1.4748" calcext:value-type="float">
            <text:p>1.4748</text:p>
          </table:table-cell>
          <table:table-cell office:value-type="float" office:value="0.234471" calcext:value-type="float">
            <text:p>0.234471</text:p>
          </table:table-cell>
          <table:table-cell office:value-type="float" office:value="1548111071702154" calcext:value-type="float">
            <text:p>1548111071702154</text:p>
          </table:table-cell>
          <table:table-cell table:formula="of:=SQRT([.C61]*[.C61]+[.D61]*[.D61])" office:value-type="float" office:value="1.49332236634995" calcext:value-type="float">
            <text:p>1.4933223663</text:p>
          </table:table-cell>
        </table:table-row>
        <table:table-row table:style-name="ro1">
          <table:table-cell table:number-columns-repeated="2" office:value-type="float" office:value="-0.372874" calcext:value-type="float">
            <text:p>-0.372874</text:p>
          </table:table-cell>
          <table:table-cell office:value-type="float" office:value="1.20423" calcext:value-type="float">
            <text:p>1.20423</text:p>
          </table:table-cell>
          <table:table-cell office:value-type="float" office:value="0.363803" calcext:value-type="float">
            <text:p>0.363803</text:p>
          </table:table-cell>
          <table:table-cell office:value-type="float" office:value="1548111071718930" calcext:value-type="float">
            <text:p>1548111071718930</text:p>
          </table:table-cell>
          <table:table-cell table:formula="of:=SQRT([.C62]*[.C62]+[.D62]*[.D62])" office:value-type="float" office:value="1.25798351169997" calcext:value-type="float">
            <text:p>1.2579835117</text:p>
          </table:table-cell>
        </table:table-row>
        <table:table-row table:style-name="ro1">
          <table:table-cell table:number-columns-repeated="2" office:value-type="float" office:value="-0.344349" calcext:value-type="float">
            <text:p>-0.344349</text:p>
          </table:table-cell>
          <table:table-cell office:value-type="float" office:value="1.32709" calcext:value-type="float">
            <text:p>1.32709</text:p>
          </table:table-cell>
          <table:table-cell office:value-type="float" office:value="0.30923" calcext:value-type="float">
            <text:p>0.30923</text:p>
          </table:table-cell>
          <table:table-cell office:value-type="float" office:value="1548111071735654" calcext:value-type="float">
            <text:p>1548111071735654</text:p>
          </table:table-cell>
          <table:table-cell table:formula="of:=SQRT([.C63]*[.C63]+[.D63]*[.D63])" office:value-type="float" office:value="1.36264120772858" calcext:value-type="float">
            <text:p>1.3626412077</text:p>
          </table:table-cell>
        </table:table-row>
        <table:table-row table:style-name="ro1">
          <table:table-cell table:number-columns-repeated="2" office:value-type="float" office:value="-0.317559" calcext:value-type="float">
            <text:p>-0.317559</text:p>
          </table:table-cell>
          <table:table-cell office:value-type="float" office:value="1.33362" calcext:value-type="float">
            <text:p>1.33362</text:p>
          </table:table-cell>
          <table:table-cell office:value-type="float" office:value="0.333061" calcext:value-type="float">
            <text:p>0.333061</text:p>
          </table:table-cell>
          <table:table-cell office:value-type="float" office:value="1548111071752417" calcext:value-type="float">
            <text:p>1548111071752417</text:p>
          </table:table-cell>
          <table:table-cell table:formula="of:=SQRT([.C64]*[.C64]+[.D64]*[.D64])" office:value-type="float" office:value="1.37458063936642" calcext:value-type="float">
            <text:p>1.3745806394</text:p>
          </table:table-cell>
        </table:table-row>
        <table:table-row table:style-name="ro1">
          <table:table-cell table:number-columns-repeated="2" office:value-type="float" office:value="-0.30492" calcext:value-type="float">
            <text:p>-0.30492</text:p>
          </table:table-cell>
          <table:table-cell office:value-type="float" office:value="1.31005" calcext:value-type="float">
            <text:p>1.31005</text:p>
          </table:table-cell>
          <table:table-cell office:value-type="float" office:value="0.297839" calcext:value-type="float">
            <text:p>0.297839</text:p>
          </table:table-cell>
          <table:table-cell office:value-type="float" office:value="1548111071769196" calcext:value-type="float">
            <text:p>1548111071769196</text:p>
          </table:table-cell>
          <table:table-cell table:formula="of:=SQRT([.C65]*[.C65]+[.D65]*[.D65])" office:value-type="float" office:value="1.3434802091661" calcext:value-type="float">
            <text:p>1.3434802092</text:p>
          </table:table-cell>
        </table:table-row>
        <table:table-row table:style-name="ro1">
          <table:table-cell table:number-columns-repeated="2" office:value-type="float" office:value="-0.27451" calcext:value-type="float">
            <text:p>-0.27451</text:p>
          </table:table-cell>
          <table:table-cell office:value-type="float" office:value="1.4265" calcext:value-type="float">
            <text:p>1.4265</text:p>
          </table:table-cell>
          <table:table-cell office:value-type="float" office:value="0.315163" calcext:value-type="float">
            <text:p>0.315163</text:p>
          </table:table-cell>
          <table:table-cell office:value-type="float" office:value="1548111071785962" calcext:value-type="float">
            <text:p>1548111071785962</text:p>
          </table:table-cell>
          <table:table-cell table:formula="of:=SQRT([.C66]*[.C66]+[.D66]*[.D66])" office:value-type="float" office:value="1.46090039584121" calcext:value-type="float">
            <text:p>1.4609003958</text:p>
          </table:table-cell>
        </table:table-row>
        <table:table-row table:style-name="ro1">
          <table:table-cell table:number-columns-repeated="2" office:value-type="float" office:value="-0.251416" calcext:value-type="float">
            <text:p>-0.251416</text:p>
          </table:table-cell>
          <table:table-cell office:value-type="float" office:value="1.28345" calcext:value-type="float">
            <text:p>1.28345</text:p>
          </table:table-cell>
          <table:table-cell office:value-type="float" office:value="0.331771" calcext:value-type="float">
            <text:p>0.331771</text:p>
          </table:table-cell>
          <table:table-cell office:value-type="float" office:value="1548111071802751" calcext:value-type="float">
            <text:p>1548111071802751</text:p>
          </table:table-cell>
          <table:table-cell table:formula="of:=SQRT([.C67]*[.C67]+[.D67]*[.D67])" office:value-type="float" office:value="1.32563792150836" calcext:value-type="float">
            <text:p>1.3256379215</text:p>
          </table:table-cell>
        </table:table-row>
        <table:table-row table:style-name="ro1">
          <table:table-cell table:number-columns-repeated="2" office:value-type="float" office:value="-0.241263" calcext:value-type="float">
            <text:p>-0.241263</text:p>
          </table:table-cell>
          <table:table-cell office:value-type="float" office:value="1.19284" calcext:value-type="float">
            <text:p>1.19284</text:p>
          </table:table-cell>
          <table:table-cell office:value-type="float" office:value="0.27016" calcext:value-type="float">
            <text:p>0.27016</text:p>
          </table:table-cell>
          <table:table-cell office:value-type="float" office:value="1548111071819475" calcext:value-type="float">
            <text:p>1548111071819475</text:p>
          </table:table-cell>
          <table:table-cell table:formula="of:=SQRT([.C68]*[.C68]+[.D68]*[.D68])" office:value-type="float" office:value="1.22305097653368" calcext:value-type="float">
            <text:p>1.2230509765</text:p>
          </table:table-cell>
        </table:table-row>
        <table:table-row table:style-name="ro1">
          <table:table-cell table:number-columns-repeated="2" office:value-type="float" office:value="-0.207276" calcext:value-type="float">
            <text:p>-0.207276</text:p>
          </table:table-cell>
          <table:table-cell office:value-type="float" office:value="1.47313" calcext:value-type="float">
            <text:p>1.47313</text:p>
          </table:table-cell>
          <table:table-cell office:value-type="float" office:value="0.321994" calcext:value-type="float">
            <text:p>0.321994</text:p>
          </table:table-cell>
          <table:table-cell office:value-type="float" office:value="1548111071836249" calcext:value-type="float">
            <text:p>1548111071836249</text:p>
          </table:table-cell>
          <table:table-cell table:formula="of:=SQRT([.C69]*[.C69]+[.D69]*[.D69])" office:value-type="float" office:value="1.50790985570624" calcext:value-type="float">
            <text:p>1.5079098557</text:p>
          </table:table-cell>
        </table:table-row>
        <table:table-row table:style-name="ro1">
          <table:table-cell table:number-columns-repeated="2" office:value-type="float" office:value="-0.183923" calcext:value-type="float">
            <text:p>-0.183923</text:p>
          </table:table-cell>
          <table:table-cell office:value-type="float" office:value="1.31235" calcext:value-type="float">
            <text:p>1.31235</text:p>
          </table:table-cell>
          <table:table-cell office:value-type="float" office:value="0.282092" calcext:value-type="float">
            <text:p>0.282092</text:p>
          </table:table-cell>
          <table:table-cell office:value-type="float" office:value="1548111071853025" calcext:value-type="float">
            <text:p>1548111071853025</text:p>
          </table:table-cell>
          <table:table-cell table:formula="of:=SQRT([.C70]*[.C70]+[.D70]*[.D70])" office:value-type="float" office:value="1.34232574994448" calcext:value-type="float">
            <text:p>1.3423257499</text:p>
          </table:table-cell>
        </table:table-row>
        <table:table-row table:style-name="ro1">
          <table:table-cell table:number-columns-repeated="2" office:value-type="float" office:value="-0.177197" calcext:value-type="float">
            <text:p>-0.177197</text:p>
          </table:table-cell>
          <table:table-cell office:value-type="float" office:value="1.09615" calcext:value-type="float">
            <text:p>1.09615</text:p>
          </table:table-cell>
          <table:table-cell office:value-type="float" office:value="0.160795" calcext:value-type="float">
            <text:p>0.160795</text:p>
          </table:table-cell>
          <table:table-cell office:value-type="float" office:value="1548111071869848" calcext:value-type="float">
            <text:p>1548111071869848</text:p>
          </table:table-cell>
          <table:table-cell table:formula="of:=SQRT([.C71]*[.C71]+[.D71]*[.D71])" office:value-type="float" office:value="1.10788079436598" calcext:value-type="float">
            <text:p>1.1078807944</text:p>
          </table:table-cell>
        </table:table-row>
        <table:table-row table:style-name="ro1">
          <table:table-cell table:number-columns-repeated="2" office:value-type="float" office:value="-0.145092" calcext:value-type="float">
            <text:p>-0.145092</text:p>
          </table:table-cell>
          <table:table-cell office:value-type="float" office:value="1.37787" calcext:value-type="float">
            <text:p>1.37787</text:p>
          </table:table-cell>
          <table:table-cell office:value-type="float" office:value="0.314503" calcext:value-type="float">
            <text:p>0.314503</text:p>
          </table:table-cell>
          <table:table-cell office:value-type="float" office:value="1548111071886612" calcext:value-type="float">
            <text:p>1548111071886612</text:p>
          </table:table-cell>
          <table:table-cell table:formula="of:=SQRT([.C72]*[.C72]+[.D72]*[.D72])" office:value-type="float" office:value="1.4133074237083" calcext:value-type="float">
            <text:p>1.4133074237</text:p>
          </table:table-cell>
        </table:table-row>
        <table:table-row table:style-name="ro1">
          <table:table-cell table:number-columns-repeated="2" office:value-type="float" office:value="-0.116835" calcext:value-type="float">
            <text:p>-0.116835</text:p>
          </table:table-cell>
          <table:table-cell office:value-type="float" office:value="1.39627" calcext:value-type="float">
            <text:p>1.39627</text:p>
          </table:table-cell>
          <table:table-cell office:value-type="float" office:value="0.244394" calcext:value-type="float">
            <text:p>0.244394</text:p>
          </table:table-cell>
          <table:table-cell office:value-type="float" office:value="1548111071903623" calcext:value-type="float">
            <text:p>1548111071903623</text:p>
          </table:table-cell>
          <table:table-cell table:formula="of:=SQRT([.C73]*[.C73]+[.D73]*[.D73])" office:value-type="float" office:value="1.41749720992177" calcext:value-type="float">
            <text:p>1.4174972099</text:p>
          </table:table-cell>
        </table:table-row>
        <table:table-row table:style-name="ro1">
          <table:table-cell table:number-columns-repeated="2" office:value-type="float" office:value="-0.10942" calcext:value-type="float">
            <text:p>-0.10942</text:p>
          </table:table-cell>
          <table:table-cell office:value-type="float" office:value="1.17498" calcext:value-type="float">
            <text:p>1.17498</text:p>
          </table:table-cell>
          <table:table-cell office:value-type="float" office:value="0.294741" calcext:value-type="float">
            <text:p>0.294741</text:p>
          </table:table-cell>
          <table:table-cell office:value-type="float" office:value="1548111071920398" calcext:value-type="float">
            <text:p>1548111071920398</text:p>
          </table:table-cell>
          <table:table-cell table:formula="of:=SQRT([.C74]*[.C74]+[.D74]*[.D74])" office:value-type="float" office:value="1.21138361284979" calcext:value-type="float">
            <text:p>1.2113836128</text:p>
          </table:table-cell>
        </table:table-row>
        <table:table-row table:style-name="ro1">
          <table:table-cell table:number-columns-repeated="2" office:value-type="float" office:value="-0.0797943" calcext:value-type="float">
            <text:p>-0.0797943</text:p>
          </table:table-cell>
          <table:table-cell office:value-type="float" office:value="1.34449" calcext:value-type="float">
            <text:p>1.34449</text:p>
          </table:table-cell>
          <table:table-cell office:value-type="float" office:value="0.375024" calcext:value-type="float">
            <text:p>0.375024</text:p>
          </table:table-cell>
          <table:table-cell office:value-type="float" office:value="1548111071937217" calcext:value-type="float">
            <text:p>1548111071937217</text:p>
          </table:table-cell>
          <table:table-cell table:formula="of:=SQRT([.C75]*[.C75]+[.D75]*[.D75])" office:value-type="float" office:value="1.39581387035521" calcext:value-type="float">
            <text:p>1.3958138704</text:p>
          </table:table-cell>
        </table:table-row>
        <table:table-row table:style-name="ro1">
          <table:table-cell table:number-columns-repeated="2" office:value-type="float" office:value="-0.0670025" calcext:value-type="float">
            <text:p>-0.0670025</text:p>
          </table:table-cell>
          <table:table-cell office:value-type="float" office:value="1.32117" calcext:value-type="float">
            <text:p>1.32117</text:p>
          </table:table-cell>
          <table:table-cell office:value-type="float" office:value="0.31225" calcext:value-type="float">
            <text:p>0.31225</text:p>
          </table:table-cell>
          <table:table-cell office:value-type="float" office:value="1548111071953957" calcext:value-type="float">
            <text:p>1548111071953957</text:p>
          </table:table-cell>
          <table:table-cell table:formula="of:=SQRT([.C76]*[.C76]+[.D76]*[.D76])" office:value-type="float" office:value="1.35756776309693" calcext:value-type="float">
            <text:p>1.3575677631</text:p>
          </table:table-cell>
        </table:table-row>
        <table:table-row table:style-name="ro1">
          <table:table-cell table:number-columns-repeated="2" office:value-type="float" office:value="-0.0322125" calcext:value-type="float">
            <text:p>-0.0322125</text:p>
          </table:table-cell>
          <table:table-cell office:value-type="float" office:value="1.55459" calcext:value-type="float">
            <text:p>1.55459</text:p>
          </table:table-cell>
          <table:table-cell office:value-type="float" office:value="0.263228" calcext:value-type="float">
            <text:p>0.263228</text:p>
          </table:table-cell>
          <table:table-cell office:value-type="float" office:value="1548111071970719" calcext:value-type="float">
            <text:p>1548111071970719</text:p>
          </table:table-cell>
          <table:table-cell table:formula="of:=SQRT([.C77]*[.C77]+[.D77]*[.D77])" office:value-type="float" office:value="1.57671780864047" calcext:value-type="float">
            <text:p>1.5767178086</text:p>
          </table:table-cell>
        </table:table-row>
        <table:table-row table:style-name="ro1">
          <table:table-cell table:number-columns-repeated="2" office:value-type="float" office:value="-0.00963442" calcext:value-type="float">
            <text:p>-0.00963442</text:p>
          </table:table-cell>
          <table:table-cell office:value-type="float" office:value="1.33118" calcext:value-type="float">
            <text:p>1.33118</text:p>
          </table:table-cell>
          <table:table-cell office:value-type="float" office:value="0.400584" calcext:value-type="float">
            <text:p>0.400584</text:p>
          </table:table-cell>
          <table:table-cell office:value-type="float" office:value="1548111071987441" calcext:value-type="float">
            <text:p>1548111071987441</text:p>
          </table:table-cell>
          <table:table-cell table:formula="of:=SQRT([.C78]*[.C78]+[.D78]*[.D78])" office:value-type="float" office:value="1.39014665897379" calcext:value-type="float">
            <text:p>1.390146659</text:p>
          </table:table-cell>
        </table:table-row>
        <table:table-row table:style-name="ro1">
          <table:table-cell table:number-columns-repeated="2" office:value-type="float" office:value="0.0150712" calcext:value-type="float">
            <text:p>0.0150712</text:p>
          </table:table-cell>
          <table:table-cell office:value-type="float" office:value="1.3638" calcext:value-type="float">
            <text:p>1.3638</text:p>
          </table:table-cell>
          <table:table-cell office:value-type="float" office:value="0.306096" calcext:value-type="float">
            <text:p>0.306096</text:p>
          </table:table-cell>
          <table:table-cell office:value-type="float" office:value="1548111072004214" calcext:value-type="float">
            <text:p>1548111072004214</text:p>
          </table:table-cell>
          <table:table-cell table:formula="of:=SQRT([.C79]*[.C79]+[.D79]*[.D79])" office:value-type="float" office:value="1.39772858639151" calcext:value-type="float">
            <text:p>1.3977285864</text:p>
          </table:table-cell>
        </table:table-row>
        <table:table-row table:style-name="ro1">
          <table:table-cell table:number-columns-repeated="2" office:value-type="float" office:value="0.0512427" calcext:value-type="float">
            <text:p>0.0512427</text:p>
          </table:table-cell>
          <table:table-cell office:value-type="float" office:value="1.62691" calcext:value-type="float">
            <text:p>1.62691</text:p>
          </table:table-cell>
          <table:table-cell office:value-type="float" office:value="0.279656" calcext:value-type="float">
            <text:p>0.279656</text:p>
          </table:table-cell>
          <table:table-cell office:value-type="float" office:value="1548111072020948" calcext:value-type="float">
            <text:p>1548111072020948</text:p>
          </table:table-cell>
          <table:table-cell table:formula="of:=SQRT([.C80]*[.C80]+[.D80]*[.D80])" office:value-type="float" office:value="1.65077061593548" calcext:value-type="float">
            <text:p>1.6507706159</text:p>
          </table:table-cell>
        </table:table-row>
        <table:table-row table:style-name="ro1">
          <table:table-cell table:number-columns-repeated="2" office:value-type="float" office:value="0.0837809" calcext:value-type="float">
            <text:p>0.0837809</text:p>
          </table:table-cell>
          <table:table-cell office:value-type="float" office:value="1.62691" calcext:value-type="float">
            <text:p>1.62691</text:p>
          </table:table-cell>
          <table:table-cell office:value-type="float" office:value="0.279656" calcext:value-type="float">
            <text:p>0.279656</text:p>
          </table:table-cell>
          <table:table-cell office:value-type="float" office:value="1548111072037683" calcext:value-type="float">
            <text:p>1548111072037683</text:p>
          </table:table-cell>
          <table:table-cell table:formula="of:=SQRT([.C81]*[.C81]+[.D81]*[.D81])" office:value-type="float" office:value="1.65077061593548" calcext:value-type="float">
            <text:p>1.6507706159</text:p>
          </table:table-cell>
        </table:table-row>
        <table:table-row table:style-name="ro1">
          <table:table-cell table:number-columns-repeated="2" office:value-type="float" office:value="0.0782541" calcext:value-type="float">
            <text:p>0.0782541</text:p>
          </table:table-cell>
          <table:table-cell office:value-type="float" office:value="0.988501" calcext:value-type="float">
            <text:p>0.988501</text:p>
          </table:table-cell>
          <table:table-cell office:value-type="float" office:value="0.174034" calcext:value-type="float">
            <text:p>0.174034</text:p>
          </table:table-cell>
          <table:table-cell office:value-type="float" office:value="1548111072054880" calcext:value-type="float">
            <text:p>1548111072054880</text:p>
          </table:table-cell>
          <table:table-cell table:formula="of:=SQRT([.C82]*[.C82]+[.D82]*[.D82])" office:value-type="float" office:value="1.00370416964213" calcext:value-type="float">
            <text:p>1.0037041696</text:p>
          </table:table-cell>
        </table:table-row>
        <table:table-row table:style-name="ro1">
          <table:table-cell table:number-columns-repeated="2" office:value-type="float" office:value="0.112906" calcext:value-type="float">
            <text:p>0.112906</text:p>
          </table:table-cell>
          <table:table-cell office:value-type="float" office:value="1.43136" calcext:value-type="float">
            <text:p>1.43136</text:p>
          </table:table-cell>
          <table:table-cell office:value-type="float" office:value="0.208951" calcext:value-type="float">
            <text:p>0.208951</text:p>
          </table:table-cell>
          <table:table-cell office:value-type="float" office:value="1548111072071649" calcext:value-type="float">
            <text:p>1548111072071649</text:p>
          </table:table-cell>
          <table:table-cell table:formula="of:=SQRT([.C83]*[.C83]+[.D83]*[.D83])" office:value-type="float" office:value="1.44653101245739" calcext:value-type="float">
            <text:p>1.4465310125</text:p>
          </table:table-cell>
        </table:table-row>
        <table:table-row table:style-name="ro1">
          <table:table-cell table:number-columns-repeated="2" office:value-type="float" office:value="0.135025" calcext:value-type="float">
            <text:p>0.135025</text:p>
          </table:table-cell>
          <table:table-cell office:value-type="float" office:value="1.25819" calcext:value-type="float">
            <text:p>1.25819</text:p>
          </table:table-cell>
          <table:table-cell office:value-type="float" office:value="0.354952" calcext:value-type="float">
            <text:p>0.354952</text:p>
          </table:table-cell>
          <table:table-cell office:value-type="float" office:value="1548111072088376" calcext:value-type="float">
            <text:p>1548111072088376</text:p>
          </table:table-cell>
          <table:table-cell table:formula="of:=SQRT([.C84]*[.C84]+[.D84]*[.D84])" office:value-type="float" office:value="1.30729988847395" calcext:value-type="float">
            <text:p>1.3072998885</text:p>
          </table:table-cell>
        </table:table-row>
        <table:table-row table:style-name="ro1">
          <table:table-cell table:number-columns-repeated="2" office:value-type="float" office:value="0.145688" calcext:value-type="float">
            <text:p>0.145688</text:p>
          </table:table-cell>
          <table:table-cell office:value-type="float" office:value="1.19364" calcext:value-type="float">
            <text:p>1.19364</text:p>
          </table:table-cell>
          <table:table-cell office:value-type="float" office:value="0.263334" calcext:value-type="float">
            <text:p>0.263334</text:p>
          </table:table-cell>
          <table:table-cell office:value-type="float" office:value="1548111072105151" calcext:value-type="float">
            <text:p>1548111072105151</text:p>
          </table:table-cell>
          <table:table-cell table:formula="of:=SQRT([.C85]*[.C85]+[.D85]*[.D85])" office:value-type="float" office:value="1.22234252366348" calcext:value-type="float">
            <text:p>1.2223425237</text:p>
          </table:table-cell>
        </table:table-row>
        <table:table-row table:style-name="ro1">
          <table:table-cell table:number-columns-repeated="2" office:value-type="float" office:value="0.179198" calcext:value-type="float">
            <text:p>0.179198</text:p>
          </table:table-cell>
          <table:table-cell office:value-type="float" office:value="1.45979" calcext:value-type="float">
            <text:p>1.45979</text:p>
          </table:table-cell>
          <table:table-cell office:value-type="float" office:value="0.302248" calcext:value-type="float">
            <text:p>0.302248</text:p>
          </table:table-cell>
          <table:table-cell office:value-type="float" office:value="1548111072122077" calcext:value-type="float">
            <text:p>1548111072122077</text:p>
          </table:table-cell>
          <table:table-cell table:formula="of:=SQRT([.C86]*[.C86]+[.D86]*[.D86])" office:value-type="float" office:value="1.49075172232133" calcext:value-type="float">
            <text:p>1.4907517223</text:p>
          </table:table-cell>
        </table:table-row>
        <table:table-row table:style-name="ro1">
          <table:table-cell table:number-columns-repeated="2" office:value-type="float" office:value="0.188695" calcext:value-type="float">
            <text:p>0.188695</text:p>
          </table:table-cell>
          <table:table-cell office:value-type="float" office:value="1.27764" calcext:value-type="float">
            <text:p>1.27764</text:p>
          </table:table-cell>
          <table:table-cell office:value-type="float" office:value="0.266227" calcext:value-type="float">
            <text:p>0.266227</text:p>
          </table:table-cell>
          <table:table-cell office:value-type="float" office:value="1548111072138855" calcext:value-type="float">
            <text:p>1548111072138855</text:p>
          </table:table-cell>
          <table:table-cell table:formula="of:=SQRT([.C87]*[.C87]+[.D87]*[.D87])" office:value-type="float" office:value="1.30508267367589" calcext:value-type="float">
            <text:p>1.3050826737</text:p>
          </table:table-cell>
        </table:table-row>
        <table:table-row table:style-name="ro1">
          <table:table-cell table:number-columns-repeated="2" office:value-type="float" office:value="0.219623" calcext:value-type="float">
            <text:p>0.219623</text:p>
          </table:table-cell>
          <table:table-cell office:value-type="float" office:value="1.42761" calcext:value-type="float">
            <text:p>1.42761</text:p>
          </table:table-cell>
          <table:table-cell office:value-type="float" office:value="0.309955" calcext:value-type="float">
            <text:p>0.309955</text:p>
          </table:table-cell>
          <table:table-cell office:value-type="float" office:value="1548111072155621" calcext:value-type="float">
            <text:p>1548111072155621</text:p>
          </table:table-cell>
          <table:table-cell table:formula="of:=SQRT([.C88]*[.C88]+[.D88]*[.D88])" office:value-type="float" office:value="1.46087043030003" calcext:value-type="float">
            <text:p>1.4608704303</text:p>
          </table:table-cell>
        </table:table-row>
        <table:table-row table:style-name="ro1">
          <table:table-cell table:number-columns-repeated="2" office:value-type="float" office:value="0.246538" calcext:value-type="float">
            <text:p>0.246538</text:p>
          </table:table-cell>
          <table:table-cell office:value-type="float" office:value="1.38466" calcext:value-type="float">
            <text:p>1.38466</text:p>
          </table:table-cell>
          <table:table-cell office:value-type="float" office:value="0.209608" calcext:value-type="float">
            <text:p>0.209608</text:p>
          </table:table-cell>
          <table:table-cell office:value-type="float" office:value="1548111072172455" calcext:value-type="float">
            <text:p>1548111072172455</text:p>
          </table:table-cell>
          <table:table-cell table:formula="of:=SQRT([.C89]*[.C89]+[.D89]*[.D89])" office:value-type="float" office:value="1.40043522851434" calcext:value-type="float">
            <text:p>1.4004352285</text:p>
          </table:table-cell>
        </table:table-row>
        <table:table-row table:style-name="ro1">
          <table:table-cell table:number-columns-repeated="2" office:value-type="float" office:value="0.252574" calcext:value-type="float">
            <text:p>0.252574</text:p>
          </table:table-cell>
          <table:table-cell office:value-type="float" office:value="1.12081" calcext:value-type="float">
            <text:p>1.12081</text:p>
          </table:table-cell>
          <table:table-cell office:value-type="float" office:value="0.230119" calcext:value-type="float">
            <text:p>0.230119</text:p>
          </table:table-cell>
          <table:table-cell office:value-type="float" office:value="1548111072189282" calcext:value-type="float">
            <text:p>1548111072189282</text:p>
          </table:table-cell>
          <table:table-cell table:formula="of:=SQRT([.C90]*[.C90]+[.D90]*[.D90])" office:value-type="float" office:value="1.1441895866774" calcext:value-type="float">
            <text:p>1.1441895867</text:p>
          </table:table-cell>
        </table:table-row>
        <table:table-row table:style-name="ro1">
          <table:table-cell table:number-columns-repeated="2" office:value-type="float" office:value="0.280038" calcext:value-type="float">
            <text:p>0.280038</text:p>
          </table:table-cell>
          <table:table-cell office:value-type="float" office:value="1.2605" calcext:value-type="float">
            <text:p>1.2605</text:p>
          </table:table-cell>
          <table:table-cell office:value-type="float" office:value="0.337012" calcext:value-type="float">
            <text:p>0.337012</text:p>
          </table:table-cell>
          <table:table-cell office:value-type="float" office:value="1548111072206037" calcext:value-type="float">
            <text:p>1548111072206037</text:p>
          </table:table-cell>
          <table:table-cell table:formula="of:=SQRT([.C91]*[.C91]+[.D91]*[.D91])" office:value-type="float" office:value="1.30477482277365" calcext:value-type="float">
            <text:p>1.3047748228</text:p>
          </table:table-cell>
        </table:table-row>
        <table:table-row table:style-name="ro1">
          <table:table-cell table:number-columns-repeated="2" office:value-type="float" office:value="0.306638" calcext:value-type="float">
            <text:p>0.306638</text:p>
          </table:table-cell>
          <table:table-cell office:value-type="float" office:value="1.29706" calcext:value-type="float">
            <text:p>1.29706</text:p>
          </table:table-cell>
          <table:table-cell office:value-type="float" office:value="0.304573" calcext:value-type="float">
            <text:p>0.304573</text:p>
          </table:table-cell>
          <table:table-cell office:value-type="float" office:value="1548111072222836" calcext:value-type="float">
            <text:p>1548111072222836</text:p>
          </table:table-cell>
          <table:table-cell table:formula="of:=SQRT([.C92]*[.C92]+[.D92]*[.D92])" office:value-type="float" office:value="1.33233980497807" calcext:value-type="float">
            <text:p>1.332339805</text:p>
          </table:table-cell>
        </table:table-row>
        <table:table-row table:style-name="ro1">
          <table:table-cell table:number-columns-repeated="2" office:value-type="float" office:value="0.315216" calcext:value-type="float">
            <text:p>0.315216</text:p>
          </table:table-cell>
          <table:table-cell office:value-type="float" office:value="1.14863" calcext:value-type="float">
            <text:p>1.14863</text:p>
          </table:table-cell>
          <table:table-cell office:value-type="float" office:value="0.19851" calcext:value-type="float">
            <text:p>0.19851</text:p>
          </table:table-cell>
          <table:table-cell office:value-type="float" office:value="1548111072239565" calcext:value-type="float">
            <text:p>1548111072239565</text:p>
          </table:table-cell>
          <table:table-cell table:formula="of:=SQRT([.C93]*[.C93]+[.D93]*[.D93])" office:value-type="float" office:value="1.16565736689647" calcext:value-type="float">
            <text:p>1.1656573669</text:p>
          </table:table-cell>
        </table:table-row>
        <table:table-row table:style-name="ro1">
          <table:table-cell table:number-columns-repeated="2" office:value-type="float" office:value="0.343933" calcext:value-type="float">
            <text:p>0.343933</text:p>
          </table:table-cell>
          <table:table-cell office:value-type="float" office:value="1.30757" calcext:value-type="float">
            <text:p>1.30757</text:p>
          </table:table-cell>
          <table:table-cell office:value-type="float" office:value="0.258979" calcext:value-type="float">
            <text:p>0.258979</text:p>
          </table:table-cell>
          <table:table-cell office:value-type="float" office:value="1548111072256412" calcext:value-type="float">
            <text:p>1548111072256412</text:p>
          </table:table-cell>
          <table:table-cell table:formula="of:=SQRT([.C94]*[.C94]+[.D94]*[.D94])" office:value-type="float" office:value="1.33297015245691" calcext:value-type="float">
            <text:p>1.3329701525</text:p>
          </table:table-cell>
        </table:table-row>
        <table:table-row table:style-name="ro1">
          <table:table-cell table:number-columns-repeated="2" office:value-type="float" office:value="0.370168" calcext:value-type="float">
            <text:p>0.370168</text:p>
          </table:table-cell>
          <table:table-cell office:value-type="float" office:value="1.30976" calcext:value-type="float">
            <text:p>1.30976</text:p>
          </table:table-cell>
          <table:table-cell office:value-type="float" office:value="0.213062" calcext:value-type="float">
            <text:p>0.213062</text:p>
          </table:table-cell>
          <table:table-cell office:value-type="float" office:value="1548111072273221" calcext:value-type="float">
            <text:p>1548111072273221</text:p>
          </table:table-cell>
          <table:table-cell table:formula="of:=SQRT([.C95]*[.C95]+[.D95]*[.D95])" office:value-type="float" office:value="1.32697651578466" calcext:value-type="float">
            <text:p>1.3269765158</text:p>
          </table:table-cell>
        </table:table-row>
        <table:table-row table:style-name="ro1">
          <table:table-cell table:number-columns-repeated="2" office:value-type="float" office:value="0.377565" calcext:value-type="float">
            <text:p>0.377565</text:p>
          </table:table-cell>
          <table:table-cell office:value-type="float" office:value="1.11712" calcext:value-type="float">
            <text:p>1.11712</text:p>
          </table:table-cell>
          <table:table-cell office:value-type="float" office:value="0.302823" calcext:value-type="float">
            <text:p>0.302823</text:p>
          </table:table-cell>
          <table:table-cell office:value-type="float" office:value="1548111072289980" calcext:value-type="float">
            <text:p>1548111072289980</text:p>
          </table:table-cell>
          <table:table-cell table:formula="of:=SQRT([.C96]*[.C96]+[.D96]*[.D96])" office:value-type="float" office:value="1.15743633247319" calcext:value-type="float">
            <text:p>1.1574363325</text:p>
          </table:table-cell>
        </table:table-row>
        <table:table-row table:style-name="ro1">
          <table:table-cell table:number-columns-repeated="2" office:value-type="float" office:value="0.406457" calcext:value-type="float">
            <text:p>0.406457</text:p>
          </table:table-cell>
          <table:table-cell office:value-type="float" office:value="1.29832" calcext:value-type="float">
            <text:p>1.29832</text:p>
          </table:table-cell>
          <table:table-cell office:value-type="float" office:value="0.3049" calcext:value-type="float">
            <text:p>0.3049</text:p>
          </table:table-cell>
          <table:table-cell office:value-type="float" office:value="1548111072306709" calcext:value-type="float">
            <text:p>1548111072306709</text:p>
          </table:table-cell>
          <table:table-cell table:formula="of:=SQRT([.C97]*[.C97]+[.D97]*[.D97])" office:value-type="float" office:value="1.33364119327501" calcext:value-type="float">
            <text:p>1.3336411933</text:p>
          </table:table-cell>
        </table:table-row>
        <table:table-row table:style-name="ro1">
          <table:table-cell table:number-columns-repeated="2" office:value-type="float" office:value="0.432537" calcext:value-type="float">
            <text:p>0.432537</text:p>
          </table:table-cell>
          <table:table-cell office:value-type="float" office:value="1.30132" calcext:value-type="float">
            <text:p>1.30132</text:p>
          </table:table-cell>
          <table:table-cell office:value-type="float" office:value="0.186995" calcext:value-type="float">
            <text:p>0.186995</text:p>
          </table:table-cell>
          <table:table-cell office:value-type="float" office:value="1548111072323428" calcext:value-type="float">
            <text:p>1548111072323428</text:p>
          </table:table-cell>
          <table:table-cell table:formula="of:=SQRT([.C98]*[.C98]+[.D98]*[.D98])" office:value-type="float" office:value="1.31468660616323" calcext:value-type="float">
            <text:p>1.3146866062</text:p>
          </table:table-cell>
        </table:table-row>
        <table:table-row table:style-name="ro1">
          <table:table-cell table:number-columns-repeated="2" office:value-type="float" office:value="0.437729" calcext:value-type="float">
            <text:p>0.437729</text:p>
          </table:table-cell>
          <table:table-cell office:value-type="float" office:value="1.03701" calcext:value-type="float">
            <text:p>1.03701</text:p>
          </table:table-cell>
          <table:table-cell office:value-type="float" office:value="0.289931" calcext:value-type="float">
            <text:p>0.289931</text:p>
          </table:table-cell>
          <table:table-cell office:value-type="float" office:value="1548111072340257" calcext:value-type="float">
            <text:p>1548111072340257</text:p>
          </table:table-cell>
          <table:table-cell table:formula="of:=SQRT([.C99]*[.C99]+[.D99]*[.D99])" office:value-type="float" office:value="1.07677747230382" calcext:value-type="float">
            <text:p>1.0767774723</text:p>
          </table:table-cell>
        </table:table-row>
        <table:table-row table:style-name="ro1">
          <table:table-cell table:number-columns-repeated="2" office:value-type="float" office:value="0.469901" calcext:value-type="float">
            <text:p>0.469901</text:p>
          </table:table-cell>
          <table:table-cell office:value-type="float" office:value="1.35331" calcext:value-type="float">
            <text:p>1.35331</text:p>
          </table:table-cell>
          <table:table-cell office:value-type="float" office:value="0.265281" calcext:value-type="float">
            <text:p>0.265281</text:p>
          </table:table-cell>
          <table:table-cell office:value-type="float" office:value="1548111072357038" calcext:value-type="float">
            <text:p>1548111072357038</text:p>
          </table:table-cell>
          <table:table-cell table:formula="of:=SQRT([.C100]*[.C100]+[.D100]*[.D100])" office:value-type="float" office:value="1.37906561303696" calcext:value-type="float">
            <text:p>1.379065613</text:p>
          </table:table-cell>
        </table:table-row>
        <table:table-row table:style-name="ro1">
          <table:table-cell table:number-columns-repeated="2" office:value-type="float" office:value="0.495011" calcext:value-type="float">
            <text:p>0.495011</text:p>
          </table:table-cell>
          <table:table-cell office:value-type="float" office:value="1.30184" calcext:value-type="float">
            <text:p>1.30184</text:p>
          </table:table-cell>
          <table:table-cell office:value-type="float" office:value="0.169033" calcext:value-type="float">
            <text:p>0.169033</text:p>
          </table:table-cell>
          <table:table-cell office:value-type="float" office:value="1548111072373763" calcext:value-type="float">
            <text:p>1548111072373763</text:p>
          </table:table-cell>
          <table:table-cell table:formula="of:=SQRT([.C101]*[.C101]+[.D101]*[.D101])" office:value-type="float" office:value="1.31276789292281" calcext:value-type="float">
            <text:p>1.3127678929</text:p>
          </table:table-cell>
        </table:table-row>
        <table:table-row table:style-name="ro1">
          <table:table-cell table:number-columns-repeated="2" office:value-type="float" office:value="0.50133" calcext:value-type="float">
            <text:p>0.50133</text:p>
          </table:table-cell>
          <table:table-cell office:value-type="float" office:value="1.07543" calcext:value-type="float">
            <text:p>1.07543</text:p>
          </table:table-cell>
          <table:table-cell office:value-type="float" office:value="0.214434" calcext:value-type="float">
            <text:p>0.214434</text:p>
          </table:table-cell>
          <table:table-cell office:value-type="float" office:value="1548111072390506" calcext:value-type="float">
            <text:p>1548111072390506</text:p>
          </table:table-cell>
          <table:table-cell table:formula="of:=SQRT([.C102]*[.C102]+[.D102]*[.D102])" office:value-type="float" office:value="1.09660002975378" calcext:value-type="float">
            <text:p>1.0966000298</text:p>
          </table:table-cell>
        </table:table-row>
        <table:table-row table:style-name="ro1">
          <table:table-cell table:number-columns-repeated="2" office:value-type="float" office:value="0.533211" calcext:value-type="float">
            <text:p>0.533211</text:p>
          </table:table-cell>
          <table:table-cell office:value-type="float" office:value="1.36241" calcext:value-type="float">
            <text:p>1.36241</text:p>
          </table:table-cell>
          <table:table-cell office:value-type="float" office:value="0.265737" calcext:value-type="float">
            <text:p>0.265737</text:p>
          </table:table-cell>
          <table:table-cell office:value-type="float" office:value="1548111072407262" calcext:value-type="float">
            <text:p>1548111072407262</text:p>
          </table:table-cell>
          <table:table-cell table:formula="of:=SQRT([.C103]*[.C103]+[.D103]*[.D103])" office:value-type="float" office:value="1.38808398927046" calcext:value-type="float">
            <text:p>1.3880839893</text:p>
          </table:table-cell>
        </table:table-row>
        <table:table-row table:style-name="ro1">
          <table:table-cell table:number-columns-repeated="2" office:value-type="float" office:value="0.54443" calcext:value-type="float">
            <text:p>0.54443</text:p>
          </table:table-cell>
          <table:table-cell office:value-type="float" office:value="1.27652" calcext:value-type="float">
            <text:p>1.27652</text:p>
          </table:table-cell>
          <table:table-cell office:value-type="float" office:value="0.17718" calcext:value-type="float">
            <text:p>0.17718</text:p>
          </table:table-cell>
          <table:table-cell office:value-type="float" office:value="1548111072424513" calcext:value-type="float">
            <text:p>1548111072424513</text:p>
          </table:table-cell>
          <table:table-cell table:formula="of:=SQRT([.C104]*[.C104]+[.D104]*[.D104])" office:value-type="float" office:value="1.2887575655646" calcext:value-type="float">
            <text:p>1.2887575656</text:p>
          </table:table-cell>
        </table:table-row>
        <table:table-row table:style-name="ro1">
          <table:table-cell table:number-columns-repeated="2" office:value-type="float" office:value="0.57625" calcext:value-type="float">
            <text:p>0.57625</text:p>
          </table:table-cell>
          <table:table-cell office:value-type="float" office:value="1.45199" calcext:value-type="float">
            <text:p>1.45199</text:p>
          </table:table-cell>
          <table:table-cell office:value-type="float" office:value="0.259868" calcext:value-type="float">
            <text:p>0.259868</text:p>
          </table:table-cell>
          <table:table-cell office:value-type="float" office:value="1548111072441280" calcext:value-type="float">
            <text:p>1548111072441280</text:p>
          </table:table-cell>
          <table:table-cell table:formula="of:=SQRT([.C105]*[.C105]+[.D105]*[.D105])" office:value-type="float" office:value="1.47506146906629" calcext:value-type="float">
            <text:p>1.4750614691</text:p>
          </table:table-cell>
        </table:table-row>
        <table:table-row table:style-name="ro1">
          <table:table-cell table:number-columns-repeated="2" office:value-type="float" office:value="0.59918" calcext:value-type="float">
            <text:p>0.59918</text:p>
          </table:table-cell>
          <table:table-cell office:value-type="float" office:value="1.29167" calcext:value-type="float">
            <text:p>1.29167</text:p>
          </table:table-cell>
          <table:table-cell office:value-type="float" office:value="0.278486" calcext:value-type="float">
            <text:p>0.278486</text:p>
          </table:table-cell>
          <table:table-cell office:value-type="float" office:value="1548111072458005" calcext:value-type="float">
            <text:p>1548111072458005</text:p>
          </table:table-cell>
          <table:table-cell table:formula="of:=SQRT([.C106]*[.C106]+[.D106]*[.D106])" office:value-type="float" office:value="1.32135000703674" calcext:value-type="float">
            <text:p>1.321350007</text:p>
          </table:table-cell>
        </table:table-row>
        <table:table-row table:style-name="ro1">
          <table:table-cell table:number-columns-repeated="2" office:value-type="float" office:value="0.606593" calcext:value-type="float">
            <text:p>0.606593</text:p>
          </table:table-cell>
          <table:table-cell office:value-type="float" office:value="1.10577" calcext:value-type="float">
            <text:p>1.10577</text:p>
          </table:table-cell>
          <table:table-cell office:value-type="float" office:value="0.222638" calcext:value-type="float">
            <text:p>0.222638</text:p>
          </table:table-cell>
          <table:table-cell office:value-type="float" office:value="1548111072474776" calcext:value-type="float">
            <text:p>1548111072474776</text:p>
          </table:table-cell>
          <table:table-cell table:formula="of:=SQRT([.C107]*[.C107]+[.D107]*[.D107])" office:value-type="float" office:value="1.1279605365189" calcext:value-type="float">
            <text:p>1.1279605365</text:p>
          </table:table-cell>
        </table:table-row>
        <table:table-row table:style-name="ro1">
          <table:table-cell table:number-columns-repeated="2" office:value-type="float" office:value="0.63788" calcext:value-type="float">
            <text:p>0.63788</text:p>
          </table:table-cell>
          <table:table-cell office:value-type="float" office:value="1.35954" calcext:value-type="float">
            <text:p>1.35954</text:p>
          </table:table-cell>
          <table:table-cell office:value-type="float" office:value="0.276615" calcext:value-type="float">
            <text:p>0.276615</text:p>
          </table:table-cell>
          <table:table-cell office:value-type="float" office:value="1548111072491550" calcext:value-type="float">
            <text:p>1548111072491550</text:p>
          </table:table-cell>
          <table:table-cell table:formula="of:=SQRT([.C108]*[.C108]+[.D108]*[.D108])" office:value-type="float" office:value="1.38739499416172" calcext:value-type="float">
            <text:p>1.3873949942</text:p>
          </table:table-cell>
        </table:table-row>
        <table:table-row table:style-name="ro1">
          <table:table-cell table:number-columns-repeated="2" office:value-type="float" office:value="0.679308" calcext:value-type="float">
            <text:p>0.679308</text:p>
          </table:table-cell>
          <table:table-cell office:value-type="float" office:value="1.45216" calcext:value-type="float">
            <text:p>1.45216</text:p>
          </table:table-cell>
          <table:table-cell office:value-type="float" office:value="0.229692" calcext:value-type="float">
            <text:p>0.229692</text:p>
          </table:table-cell>
          <table:table-cell office:value-type="float" office:value="1548111072508325" calcext:value-type="float">
            <text:p>1548111072508325</text:p>
          </table:table-cell>
          <table:table-cell table:formula="of:=SQRT([.C109]*[.C109]+[.D109]*[.D109])" office:value-type="float" office:value="1.47021327720301" calcext:value-type="float">
            <text:p>1.4702132772</text:p>
          </table:table-cell>
        </table:table-row>
        <table:table-row table:style-name="ro1">
          <table:table-cell table:number-columns-repeated="2" office:value-type="float" office:value="0.693829" calcext:value-type="float">
            <text:p>0.693829</text:p>
          </table:table-cell>
          <table:table-cell office:value-type="float" office:value="1.45216" calcext:value-type="float">
            <text:p>1.45216</text:p>
          </table:table-cell>
          <table:table-cell office:value-type="float" office:value="0.229692" calcext:value-type="float">
            <text:p>0.229692</text:p>
          </table:table-cell>
          <table:table-cell office:value-type="float" office:value="1548111072525125" calcext:value-type="float">
            <text:p>1548111072525125</text:p>
          </table:table-cell>
          <table:table-cell table:formula="of:=SQRT([.C110]*[.C110]+[.D110]*[.D110])" office:value-type="float" office:value="1.47021327720301" calcext:value-type="float">
            <text:p>1.4702132772</text:p>
          </table:table-cell>
        </table:table-row>
        <table:table-row table:style-name="ro1">
          <table:table-cell table:number-columns-repeated="2" office:value-type="float" office:value="0.717254" calcext:value-type="float">
            <text:p>0.717254</text:p>
          </table:table-cell>
          <table:table-cell office:value-type="float" office:value="1.143" calcext:value-type="float">
            <text:p>1.143</text:p>
          </table:table-cell>
          <table:table-cell office:value-type="float" office:value="0.240963" calcext:value-type="float">
            <text:p>0.240963</text:p>
          </table:table-cell>
          <table:table-cell office:value-type="float" office:value="1548111072545465" calcext:value-type="float">
            <text:p>1548111072545465</text:p>
          </table:table-cell>
          <table:table-cell table:formula="of:=SQRT([.C111]*[.C111]+[.D111]*[.D111])" office:value-type="float" office:value="1.16812335280526" calcext:value-type="float">
            <text:p>1.1681233528</text:p>
          </table:table-cell>
        </table:table-row>
        <table:table-row table:style-name="ro1">
          <table:table-cell table:number-columns-repeated="2" office:value-type="float" office:value="0.74613" calcext:value-type="float">
            <text:p>0.74613</text:p>
          </table:table-cell>
          <table:table-cell office:value-type="float" office:value="1.30171" calcext:value-type="float">
            <text:p>1.30171</text:p>
          </table:table-cell>
          <table:table-cell office:value-type="float" office:value="0.255067" calcext:value-type="float">
            <text:p>0.255067</text:p>
          </table:table-cell>
          <table:table-cell office:value-type="float" office:value="1548111072562190" calcext:value-type="float">
            <text:p>1548111072562190</text:p>
          </table:table-cell>
          <table:table-cell table:formula="of:=SQRT([.C112]*[.C112]+[.D112]*[.D112])" office:value-type="float" office:value="1.32646451086676" calcext:value-type="float">
            <text:p>1.3264645109</text:p>
          </table:table-cell>
        </table:table-row>
        <table:table-row table:style-name="ro1">
          <table:table-cell table:number-columns-repeated="2" office:value-type="float" office:value="0.763713" calcext:value-type="float">
            <text:p>0.763713</text:p>
          </table:table-cell>
          <table:table-cell office:value-type="float" office:value="1.08788" calcext:value-type="float">
            <text:p>1.08788</text:p>
          </table:table-cell>
          <table:table-cell office:value-type="float" office:value="0.190373" calcext:value-type="float">
            <text:p>0.190373</text:p>
          </table:table-cell>
          <table:table-cell office:value-type="float" office:value="1548111072578964" calcext:value-type="float">
            <text:p>1548111072578964</text:p>
          </table:table-cell>
          <table:table-cell table:formula="of:=SQRT([.C113]*[.C113]+[.D113]*[.D113])" office:value-type="float" office:value="1.10441150552183" calcext:value-type="float">
            <text:p>1.1044115055</text:p>
          </table:table-cell>
        </table:table-row>
        <table:table-row table:style-name="ro1">
          <table:table-cell table:number-columns-repeated="2" office:value-type="float" office:value="0.77385" calcext:value-type="float">
            <text:p>0.77385</text:p>
          </table:table-cell>
          <table:table-cell office:value-type="float" office:value="1.06284" calcext:value-type="float">
            <text:p>1.06284</text:p>
          </table:table-cell>
          <table:table-cell office:value-type="float" office:value="0.0848913" calcext:value-type="float">
            <text:p>0.0848913</text:p>
          </table:table-cell>
          <table:table-cell office:value-type="float" office:value="1548111072595747" calcext:value-type="float">
            <text:p>1548111072595747</text:p>
          </table:table-cell>
          <table:table-cell table:formula="of:=SQRT([.C114]*[.C114]+[.D114]*[.D114])" office:value-type="float" office:value="1.06622483483348" calcext:value-type="float">
            <text:p>1.0662248348</text:p>
          </table:table-cell>
        </table:table-row>
        <table:table-row table:style-name="ro1">
          <table:table-cell table:number-columns-repeated="2" office:value-type="float" office:value="0.802288" calcext:value-type="float">
            <text:p>0.802288</text:p>
          </table:table-cell>
          <table:table-cell office:value-type="float" office:value="1.26208" calcext:value-type="float">
            <text:p>1.26208</text:p>
          </table:table-cell>
          <table:table-cell office:value-type="float" office:value="0.186301" calcext:value-type="float">
            <text:p>0.186301</text:p>
          </table:table-cell>
          <table:table-cell office:value-type="float" office:value="1548111072612535" calcext:value-type="float">
            <text:p>1548111072612535</text:p>
          </table:table-cell>
          <table:table-cell table:formula="of:=SQRT([.C115]*[.C115]+[.D115]*[.D115])" office:value-type="float" office:value="1.27575624199962" calcext:value-type="float">
            <text:p>1.275756242</text:p>
          </table:table-cell>
        </table:table-row>
        <table:table-row table:style-name="ro1">
          <table:table-cell table:number-columns-repeated="2" office:value-type="float" office:value="0.824411" calcext:value-type="float">
            <text:p>0.824411</text:p>
          </table:table-cell>
          <table:table-cell office:value-type="float" office:value="1.17999" calcext:value-type="float">
            <text:p>1.17999</text:p>
          </table:table-cell>
          <table:table-cell office:value-type="float" office:value="0.261039" calcext:value-type="float">
            <text:p>0.261039</text:p>
          </table:table-cell>
          <table:table-cell office:value-type="float" office:value="1548111072629268" calcext:value-type="float">
            <text:p>1548111072629268</text:p>
          </table:table-cell>
          <table:table-cell table:formula="of:=SQRT([.C116]*[.C116]+[.D116]*[.D116])" office:value-type="float" office:value="1.20851882882353" calcext:value-type="float">
            <text:p>1.2085188288</text:p>
          </table:table-cell>
        </table:table-row>
        <table:table-row table:style-name="ro1">
          <table:table-cell table:number-columns-repeated="2" office:value-type="float" office:value="0.832532" calcext:value-type="float">
            <text:p>0.832532</text:p>
          </table:table-cell>
          <table:table-cell office:value-type="float" office:value="1.05566" calcext:value-type="float">
            <text:p>1.05566</text:p>
          </table:table-cell>
          <table:table-cell office:value-type="float" office:value="0.225391" calcext:value-type="float">
            <text:p>0.225391</text:p>
          </table:table-cell>
          <table:table-cell office:value-type="float" office:value="1548111072646023" calcext:value-type="float">
            <text:p>1548111072646023</text:p>
          </table:table-cell>
          <table:table-cell table:formula="of:=SQRT([.C117]*[.C117]+[.D117]*[.D117])" office:value-type="float" office:value="1.0794531664139" calcext:value-type="float">
            <text:p>1.0794531664</text:p>
          </table:table-cell>
        </table:table-row>
        <table:table-row table:style-name="ro1">
          <table:table-cell table:number-columns-repeated="2" office:value-type="float" office:value="0.866366" calcext:value-type="float">
            <text:p>0.866366</text:p>
          </table:table-cell>
          <table:table-cell office:value-type="float" office:value="1.4076" calcext:value-type="float">
            <text:p>1.4076</text:p>
          </table:table-cell>
          <table:table-cell office:value-type="float" office:value="0.301608" calcext:value-type="float">
            <text:p>0.301608</text:p>
          </table:table-cell>
          <table:table-cell office:value-type="float" office:value="1548111072662786" calcext:value-type="float">
            <text:p>1548111072662786</text:p>
          </table:table-cell>
          <table:table-cell table:formula="of:=SQRT([.C118]*[.C118]+[.D118]*[.D118])" office:value-type="float" office:value="1.43955032758983" calcext:value-type="float">
            <text:p>1.4395503276</text:p>
          </table:table-cell>
        </table:table-row>
        <table:table-row table:style-name="ro1">
          <table:table-cell table:number-columns-repeated="2" office:value-type="float" office:value="0.889168" calcext:value-type="float">
            <text:p>0.889168</text:p>
          </table:table-cell>
          <table:table-cell office:value-type="float" office:value="1.26681" calcext:value-type="float">
            <text:p>1.26681</text:p>
          </table:table-cell>
          <table:table-cell office:value-type="float" office:value="0.203997" calcext:value-type="float">
            <text:p>0.203997</text:p>
          </table:table-cell>
          <table:table-cell office:value-type="float" office:value="1548111072679517" calcext:value-type="float">
            <text:p>1548111072679517</text:p>
          </table:table-cell>
          <table:table-cell table:formula="of:=SQRT([.C119]*[.C119]+[.D119]*[.D119])" office:value-type="float" office:value="1.28312990461177" calcext:value-type="float">
            <text:p>1.2831299046</text:p>
          </table:table-cell>
        </table:table-row>
        <table:table-row table:style-name="ro1">
          <table:table-cell table:number-columns-repeated="2" office:value-type="float" office:value="0.893846" calcext:value-type="float">
            <text:p>0.893846</text:p>
          </table:table-cell>
          <table:table-cell office:value-type="float" office:value="0.996783" calcext:value-type="float">
            <text:p>0.996783</text:p>
          </table:table-cell>
          <table:table-cell office:value-type="float" office:value="0.136398" calcext:value-type="float">
            <text:p>0.136398</text:p>
          </table:table-cell>
          <table:table-cell office:value-type="float" office:value="1548111072696303" calcext:value-type="float">
            <text:p>1548111072696303</text:p>
          </table:table-cell>
          <table:table-cell table:formula="of:=SQRT([.C120]*[.C120]+[.D120]*[.D120])" office:value-type="float" office:value="1.00607194747344" calcext:value-type="float">
            <text:p>1.0060719475</text:p>
          </table:table-cell>
        </table:table-row>
        <table:table-row table:style-name="ro1">
          <table:table-cell table:number-columns-repeated="2" office:value-type="float" office:value="0.922194" calcext:value-type="float">
            <text:p>0.922194</text:p>
          </table:table-cell>
          <table:table-cell office:value-type="float" office:value="1.22953" calcext:value-type="float">
            <text:p>1.22953</text:p>
          </table:table-cell>
          <table:table-cell office:value-type="float" office:value="0.252425" calcext:value-type="float">
            <text:p>0.252425</text:p>
          </table:table-cell>
          <table:table-cell office:value-type="float" office:value="1548111072713111" calcext:value-type="float">
            <text:p>1548111072713111</text:p>
          </table:table-cell>
          <table:table-cell table:formula="of:=SQRT([.C121]*[.C121]+[.D121]*[.D121])" office:value-type="float" office:value="1.25517425145874" calcext:value-type="float">
            <text:p>1.2551742515</text:p>
          </table:table-cell>
        </table:table-row>
        <table:table-row table:style-name="ro1">
          <table:table-cell table:number-columns-repeated="2" office:value-type="float" office:value="0.944037" calcext:value-type="float">
            <text:p>0.944037</text:p>
          </table:table-cell>
          <table:table-cell office:value-type="float" office:value="1.15725" calcext:value-type="float">
            <text:p>1.15725</text:p>
          </table:table-cell>
          <table:table-cell office:value-type="float" office:value="0.24052" calcext:value-type="float">
            <text:p>0.24052</text:p>
          </table:table-cell>
          <table:table-cell office:value-type="float" office:value="1548111072729830" calcext:value-type="float">
            <text:p>1548111072729830</text:p>
          </table:table-cell>
          <table:table-cell table:formula="of:=SQRT([.C122]*[.C122]+[.D122]*[.D122])" office:value-type="float" office:value="1.181980301401" calcext:value-type="float">
            <text:p>1.1819803014</text:p>
          </table:table-cell>
        </table:table-row>
        <table:table-row table:style-name="ro1">
          <table:table-cell table:number-columns-repeated="2" office:value-type="float" office:value="0.957095" calcext:value-type="float">
            <text:p>0.957095</text:p>
          </table:table-cell>
          <table:table-cell office:value-type="float" office:value="1.20743" calcext:value-type="float">
            <text:p>1.20743</text:p>
          </table:table-cell>
          <table:table-cell office:value-type="float" office:value="0.22156" calcext:value-type="float">
            <text:p>0.22156</text:p>
          </table:table-cell>
          <table:table-cell office:value-type="float" office:value="1548111072746579" calcext:value-type="float">
            <text:p>1548111072746579</text:p>
          </table:table-cell>
          <table:table-cell table:formula="of:=SQRT([.C123]*[.C123]+[.D123]*[.D123])" office:value-type="float" office:value="1.22758952361936" calcext:value-type="float">
            <text:p>1.2275895236</text:p>
          </table:table-cell>
        </table:table-row>
        <table:table-row table:style-name="ro1">
          <table:table-cell table:number-columns-repeated="2" office:value-type="float" office:value="0.990588" calcext:value-type="float">
            <text:p>0.990588</text:p>
          </table:table-cell>
          <table:table-cell office:value-type="float" office:value="1.46597" calcext:value-type="float">
            <text:p>1.46597</text:p>
          </table:table-cell>
          <table:table-cell office:value-type="float" office:value="0.224667" calcext:value-type="float">
            <text:p>0.224667</text:p>
          </table:table-cell>
          <table:table-cell office:value-type="float" office:value="1548111072763375" calcext:value-type="float">
            <text:p>1548111072763375</text:p>
          </table:table-cell>
          <table:table-cell table:formula="of:=SQRT([.C124]*[.C124]+[.D124]*[.D124])" office:value-type="float" office:value="1.48308573649301" calcext:value-type="float">
            <text:p>1.4830857365</text:p>
          </table:table-cell>
        </table:table-row>
        <table:table-row table:style-name="ro1">
          <table:table-cell table:number-columns-repeated="2" office:value-type="float" office:value="0.999976" calcext:value-type="float">
            <text:p>0.999976</text:p>
          </table:table-cell>
          <table:table-cell office:value-type="float" office:value="1.27771" calcext:value-type="float">
            <text:p>1.27771</text:p>
          </table:table-cell>
          <table:table-cell office:value-type="float" office:value="0.106973" calcext:value-type="float">
            <text:p>0.106973</text:p>
          </table:table-cell>
          <table:table-cell office:value-type="float" office:value="1548111072780155" calcext:value-type="float">
            <text:p>1548111072780155</text:p>
          </table:table-cell>
          <table:table-cell table:formula="of:=SQRT([.C125]*[.C125]+[.D125]*[.D125])" office:value-type="float" office:value="1.28218020060715" calcext:value-type="float">
            <text:p>1.2821802006</text:p>
          </table:table-cell>
        </table:table-row>
        <table:table-row table:style-name="ro1">
          <table:table-cell table:number-columns-repeated="2" office:value-type="float" office:value="1.03051" calcext:value-type="float">
            <text:p>1.03051</text:p>
          </table:table-cell>
          <table:table-cell office:value-type="float" office:value="1.41652" calcext:value-type="float">
            <text:p>1.41652</text:p>
          </table:table-cell>
          <table:table-cell office:value-type="float" office:value="0.156893" calcext:value-type="float">
            <text:p>0.156893</text:p>
          </table:table-cell>
          <table:table-cell office:value-type="float" office:value="1548111072796866" calcext:value-type="float">
            <text:p>1548111072796866</text:p>
          </table:table-cell>
          <table:table-cell table:formula="of:=SQRT([.C126]*[.C126]+[.D126]*[.D126])" office:value-type="float" office:value="1.42518220724545" calcext:value-type="float">
            <text:p>1.4251822072</text:p>
          </table:table-cell>
        </table:table-row>
        <table:table-row table:style-name="ro1">
          <table:table-cell table:number-columns-repeated="2" office:value-type="float" office:value="1.05275" calcext:value-type="float">
            <text:p>1.05275</text:p>
          </table:table-cell>
          <table:table-cell office:value-type="float" office:value="1.25691" calcext:value-type="float">
            <text:p>1.25691</text:p>
          </table:table-cell>
          <table:table-cell office:value-type="float" office:value="0.275488" calcext:value-type="float">
            <text:p>0.275488</text:p>
          </table:table-cell>
          <table:table-cell office:value-type="float" office:value="1548111072813730" calcext:value-type="float">
            <text:p>1548111072813730</text:p>
          </table:table-cell>
          <table:table-cell table:formula="of:=SQRT([.C127]*[.C127]+[.D127]*[.D127])" office:value-type="float" office:value="1.28674643432341" calcext:value-type="float">
            <text:p>1.2867464343</text:p>
          </table:table-cell>
        </table:table-row>
        <table:table-row table:style-name="ro1">
          <table:table-cell table:number-columns-repeated="2" office:value-type="float" office:value="1.0623" calcext:value-type="float">
            <text:p>1.0623</text:p>
          </table:table-cell>
          <table:table-cell office:value-type="float" office:value="1.15497" calcext:value-type="float">
            <text:p>1.15497</text:p>
          </table:table-cell>
          <table:table-cell office:value-type="float" office:value="0.241735" calcext:value-type="float">
            <text:p>0.241735</text:p>
          </table:table-cell>
          <table:table-cell office:value-type="float" office:value="1548111072830466" calcext:value-type="float">
            <text:p>1548111072830466</text:p>
          </table:table-cell>
          <table:table-cell table:formula="of:=SQRT([.C128]*[.C128]+[.D128]*[.D128])" office:value-type="float" office:value="1.17999640301359" calcext:value-type="float">
            <text:p>1.179996403</text:p>
          </table:table-cell>
        </table:table-row>
        <table:table-row table:style-name="ro1">
          <table:table-cell table:number-columns-repeated="2" office:value-type="float" office:value="1.0894" calcext:value-type="float">
            <text:p>1.0894</text:p>
          </table:table-cell>
          <table:table-cell office:value-type="float" office:value="1.26559" calcext:value-type="float">
            <text:p>1.26559</text:p>
          </table:table-cell>
          <table:table-cell office:value-type="float" office:value="0.262069" calcext:value-type="float">
            <text:p>0.262069</text:p>
          </table:table-cell>
          <table:table-cell office:value-type="float" office:value="1548111072847208" calcext:value-type="float">
            <text:p>1548111072847208</text:p>
          </table:table-cell>
          <table:table-cell table:formula="of:=SQRT([.C129]*[.C129]+[.D129]*[.D129])" office:value-type="float" office:value="1.29243886078259" calcext:value-type="float">
            <text:p>1.2924388608</text:p>
          </table:table-cell>
        </table:table-row>
        <table:table-row table:style-name="ro1">
          <table:table-cell table:number-columns-repeated="2" office:value-type="float" office:value="1.11564" calcext:value-type="float">
            <text:p>1.11564</text:p>
          </table:table-cell>
          <table:table-cell office:value-type="float" office:value="1.28989" calcext:value-type="float">
            <text:p>1.28989</text:p>
          </table:table-cell>
          <table:table-cell office:value-type="float" office:value="0.176096" calcext:value-type="float">
            <text:p>0.176096</text:p>
          </table:table-cell>
          <table:table-cell office:value-type="float" office:value="1548111072863979" calcext:value-type="float">
            <text:p>1548111072863979</text:p>
          </table:table-cell>
          <table:table-cell table:formula="of:=SQRT([.C130]*[.C130]+[.D130]*[.D130])" office:value-type="float" office:value="1.30185483573093" calcext:value-type="float">
            <text:p>1.3018548357</text:p>
          </table:table-cell>
        </table:table-row>
        <table:table-row table:style-name="ro1">
          <table:table-cell table:number-columns-repeated="2" office:value-type="float" office:value="1.12273" calcext:value-type="float">
            <text:p>1.12273</text:p>
          </table:table-cell>
          <table:table-cell office:value-type="float" office:value="1.09354" calcext:value-type="float">
            <text:p>1.09354</text:p>
          </table:table-cell>
          <table:table-cell office:value-type="float" office:value="0.162785" calcext:value-type="float">
            <text:p>0.162785</text:p>
          </table:table-cell>
          <table:table-cell office:value-type="float" office:value="1548111072880727" calcext:value-type="float">
            <text:p>1548111072880727</text:p>
          </table:table-cell>
          <table:table-cell table:formula="of:=SQRT([.C131]*[.C131]+[.D131]*[.D131])" office:value-type="float" office:value="1.10558974661716" calcext:value-type="float">
            <text:p>1.1055897466</text:p>
          </table:table-cell>
        </table:table-row>
        <table:table-row table:style-name="ro1">
          <table:table-cell table:number-columns-repeated="2" office:value-type="float" office:value="1.14905" calcext:value-type="float">
            <text:p>1.14905</text:p>
          </table:table-cell>
          <table:table-cell office:value-type="float" office:value="1.21674" calcext:value-type="float">
            <text:p>1.21674</text:p>
          </table:table-cell>
          <table:table-cell office:value-type="float" office:value="0.221751" calcext:value-type="float">
            <text:p>0.221751</text:p>
          </table:table-cell>
          <table:table-cell office:value-type="float" office:value="1548111072897514" calcext:value-type="float">
            <text:p>1548111072897514</text:p>
          </table:table-cell>
          <table:table-cell table:formula="of:=SQRT([.C132]*[.C132]+[.D132]*[.D132])" office:value-type="float" office:value="1.23678200730808" calcext:value-type="float">
            <text:p>1.2367820073</text:p>
          </table:table-cell>
        </table:table-row>
        <table:table-row table:style-name="ro1">
          <table:table-cell table:number-columns-repeated="2" office:value-type="float" office:value="1.17686" calcext:value-type="float">
            <text:p>1.17686</text:p>
          </table:table-cell>
          <table:table-cell office:value-type="float" office:value="1.30823" calcext:value-type="float">
            <text:p>1.30823</text:p>
          </table:table-cell>
          <table:table-cell office:value-type="float" office:value="0.214476" calcext:value-type="float">
            <text:p>0.214476</text:p>
          </table:table-cell>
          <table:table-cell office:value-type="float" office:value="1548111072914287" calcext:value-type="float">
            <text:p>1548111072914287</text:p>
          </table:table-cell>
          <table:table-cell table:formula="of:=SQRT([.C133]*[.C133]+[.D133]*[.D133])" office:value-type="float" office:value="1.32569441707959" calcext:value-type="float">
            <text:p>1.3256944171</text:p>
          </table:table-cell>
        </table:table-row>
        <table:table-row table:style-name="ro1">
          <table:table-cell table:number-columns-repeated="2" office:value-type="float" office:value="1.19897" calcext:value-type="float">
            <text:p>1.19897</text:p>
          </table:table-cell>
          <table:table-cell office:value-type="float" office:value="1.25467" calcext:value-type="float">
            <text:p>1.25467</text:p>
          </table:table-cell>
          <table:table-cell office:value-type="float" office:value="0.240295" calcext:value-type="float">
            <text:p>0.240295</text:p>
          </table:table-cell>
          <table:table-cell office:value-type="float" office:value="1548111072931060" calcext:value-type="float">
            <text:p>1548111072931060</text:p>
          </table:table-cell>
          <table:table-cell table:formula="of:=SQRT([.C134]*[.C134]+[.D134]*[.D134])" office:value-type="float" office:value="1.2774734814958" calcext:value-type="float">
            <text:p>1.2774734815</text:p>
          </table:table-cell>
        </table:table-row>
        <table:table-row table:style-name="ro1">
          <table:table-cell table:number-columns-repeated="2" office:value-type="float" office:value="1.23697" calcext:value-type="float">
            <text:p>1.23697</text:p>
          </table:table-cell>
          <table:table-cell office:value-type="float" office:value="1.63641" calcext:value-type="float">
            <text:p>1.63641</text:p>
          </table:table-cell>
          <table:table-cell office:value-type="float" office:value="0.302374" calcext:value-type="float">
            <text:p>0.302374</text:p>
          </table:table-cell>
          <table:table-cell office:value-type="float" office:value="1548111072950907" calcext:value-type="float">
            <text:p>1548111072950907</text:p>
          </table:table-cell>
          <table:table-cell table:formula="of:=SQRT([.C135]*[.C135]+[.D135]*[.D135])" office:value-type="float" office:value="1.66411169215771" calcext:value-type="float">
            <text:p>1.6641116922</text:p>
          </table:table-cell>
        </table:table-row>
        <table:table-row table:style-name="ro1">
          <table:table-cell table:number-columns-repeated="2" office:value-type="float" office:value="1.26063" calcext:value-type="float">
            <text:p>1.26063</text:p>
          </table:table-cell>
          <table:table-cell office:value-type="float" office:value="1.39681" calcext:value-type="float">
            <text:p>1.39681</text:p>
          </table:table-cell>
          <table:table-cell office:value-type="float" office:value="0.285364" calcext:value-type="float">
            <text:p>0.285364</text:p>
          </table:table-cell>
          <table:table-cell office:value-type="float" office:value="1548111072967277" calcext:value-type="float">
            <text:p>1548111072967277</text:p>
          </table:table-cell>
          <table:table-cell table:formula="of:=SQRT([.C136]*[.C136]+[.D136]*[.D136])" office:value-type="float" office:value="1.42566152665912" calcext:value-type="float">
            <text:p>1.4256615267</text:p>
          </table:table-cell>
        </table:table-row>
        <table:table-row table:style-name="ro1">
          <table:table-cell table:number-columns-repeated="2" office:value-type="float" office:value="1.27697" calcext:value-type="float">
            <text:p>1.27697</text:p>
          </table:table-cell>
          <table:table-cell office:value-type="float" office:value="1.10449" calcext:value-type="float">
            <text:p>1.10449</text:p>
          </table:table-cell>
          <table:table-cell office:value-type="float" office:value="0.20811" calcext:value-type="float">
            <text:p>0.20811</text:p>
          </table:table-cell>
          <table:table-cell office:value-type="float" office:value="1548111072984004" calcext:value-type="float">
            <text:p>1548111072984004</text:p>
          </table:table-cell>
          <table:table-cell table:formula="of:=SQRT([.C137]*[.C137]+[.D137]*[.D137])" office:value-type="float" office:value="1.12392523425715" calcext:value-type="float">
            <text:p>1.1239252343</text:p>
          </table:table-cell>
        </table:table-row>
        <table:table-row table:style-name="ro1">
          <table:table-cell table:number-columns-repeated="2" office:value-type="float" office:value="1.28833" calcext:value-type="float">
            <text:p>1.28833</text:p>
          </table:table-cell>
          <table:table-cell office:value-type="float" office:value="1.11512" calcext:value-type="float">
            <text:p>1.11512</text:p>
          </table:table-cell>
          <table:table-cell office:value-type="float" office:value="0.22074" calcext:value-type="float">
            <text:p>0.22074</text:p>
          </table:table-cell>
          <table:table-cell office:value-type="float" office:value="1548111073000745" calcext:value-type="float">
            <text:p>1548111073000745</text:p>
          </table:table-cell>
          <table:table-cell table:formula="of:=SQRT([.C138]*[.C138]+[.D138]*[.D138])" office:value-type="float" office:value="1.13675800503009" calcext:value-type="float">
            <text:p>1.136758005</text:p>
          </table:table-cell>
        </table:table-row>
        <table:table-row table:style-name="ro1">
          <table:table-cell table:number-columns-repeated="2" office:value-type="float" office:value="1.31473" calcext:value-type="float">
            <text:p>1.31473</text:p>
          </table:table-cell>
          <table:table-cell office:value-type="float" office:value="1.22881" calcext:value-type="float">
            <text:p>1.22881</text:p>
          </table:table-cell>
          <table:table-cell office:value-type="float" office:value="0.176381" calcext:value-type="float">
            <text:p>0.176381</text:p>
          </table:table-cell>
          <table:table-cell office:value-type="float" office:value="1548111073017492" calcext:value-type="float">
            <text:p>1548111073017492</text:p>
          </table:table-cell>
          <table:table-cell table:formula="of:=SQRT([.C139]*[.C139]+[.D139]*[.D139])" office:value-type="float" office:value="1.24140415387617" calcext:value-type="float">
            <text:p>1.2414041539</text:p>
          </table:table-cell>
        </table:table-row>
        <table:table-row table:style-name="ro1">
          <table:table-cell table:number-columns-repeated="2" office:value-type="float" office:value="1.33287" calcext:value-type="float">
            <text:p>1.33287</text:p>
          </table:table-cell>
          <table:table-cell office:value-type="float" office:value="1.05937" calcext:value-type="float">
            <text:p>1.05937</text:p>
          </table:table-cell>
          <table:table-cell office:value-type="float" office:value="0.276678" calcext:value-type="float">
            <text:p>0.276678</text:p>
          </table:table-cell>
          <table:table-cell office:value-type="float" office:value="1548111073035549" calcext:value-type="float">
            <text:p>1548111073035549</text:p>
          </table:table-cell>
          <table:table-cell table:formula="of:=SQRT([.C140]*[.C140]+[.D140]*[.D140])" office:value-type="float" office:value="1.09490433946715" calcext:value-type="float">
            <text:p>1.0949043395</text:p>
          </table:table-cell>
        </table:table-row>
        <table:table-row table:style-name="ro1">
          <table:table-cell table:number-columns-repeated="2" office:value-type="float" office:value="1.34346" calcext:value-type="float">
            <text:p>1.34346</text:p>
          </table:table-cell>
          <table:table-cell office:value-type="float" office:value="1.05937" calcext:value-type="float">
            <text:p>1.05937</text:p>
          </table:table-cell>
          <table:table-cell office:value-type="float" office:value="0.276678" calcext:value-type="float">
            <text:p>0.276678</text:p>
          </table:table-cell>
          <table:table-cell office:value-type="float" office:value="1548111073052188" calcext:value-type="float">
            <text:p>1548111073052188</text:p>
          </table:table-cell>
          <table:table-cell table:formula="of:=SQRT([.C141]*[.C141]+[.D141]*[.D141])" office:value-type="float" office:value="1.09490433946715" calcext:value-type="float">
            <text:p>1.0949043395</text:p>
          </table:table-cell>
        </table:table-row>
        <table:table-row table:style-name="ro1">
          <table:table-cell table:number-columns-repeated="2" office:value-type="float" office:value="1.37016" calcext:value-type="float">
            <text:p>1.37016</text:p>
          </table:table-cell>
          <table:table-cell office:value-type="float" office:value="1.09226" calcext:value-type="float">
            <text:p>1.09226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1548111073068991" calcext:value-type="float">
            <text:p>1548111073068991</text:p>
          </table:table-cell>
          <table:table-cell table:formula="of:=SQRT([.C142]*[.C142]+[.D142]*[.D142])" office:value-type="float" office:value="1.11303280845131" calcext:value-type="float">
            <text:p>1.1130328085</text:p>
          </table:table-cell>
        </table:table-row>
        <table:table-row table:style-name="ro1">
          <table:table-cell table:number-columns-repeated="2" office:value-type="float" office:value="1.39633" calcext:value-type="float">
            <text:p>1.39633</text:p>
          </table:table-cell>
          <table:table-cell office:value-type="float" office:value="1.20669" calcext:value-type="float">
            <text:p>1.20669</text:p>
          </table:table-cell>
          <table:table-cell office:value-type="float" office:value="0.154563" calcext:value-type="float">
            <text:p>0.154563</text:p>
          </table:table-cell>
          <table:table-cell office:value-type="float" office:value="1548111073085918" calcext:value-type="float">
            <text:p>1548111073085918</text:p>
          </table:table-cell>
          <table:table-cell table:formula="of:=SQRT([.C143]*[.C143]+[.D143]*[.D143])" office:value-type="float" office:value="1.21654859215282" calcext:value-type="float">
            <text:p>1.2165485922</text:p>
          </table:table-cell>
        </table:table-row>
        <table:table-row table:style-name="ro1">
          <table:table-cell table:number-columns-repeated="2" office:value-type="float" office:value="1.40542" calcext:value-type="float">
            <text:p>1.40542</text:p>
          </table:table-cell>
          <table:table-cell office:value-type="float" office:value="1.10583" calcext:value-type="float">
            <text:p>1.10583</text:p>
          </table:table-cell>
          <table:table-cell office:value-type="float" office:value="0.184522" calcext:value-type="float">
            <text:p>0.184522</text:p>
          </table:table-cell>
          <table:table-cell office:value-type="float" office:value="1548111073102607" calcext:value-type="float">
            <text:p>1548111073102607</text:p>
          </table:table-cell>
          <table:table-cell table:formula="of:=SQRT([.C144]*[.C144]+[.D144]*[.D144])" office:value-type="float" office:value="1.12111924316016" calcext:value-type="float">
            <text:p>1.1211192432</text:p>
          </table:table-cell>
        </table:table-row>
        <table:table-row table:style-name="ro1">
          <table:table-cell table:number-columns-repeated="2" office:value-type="float" office:value="1.4341" calcext:value-type="float">
            <text:p>1.4341</text:p>
          </table:table-cell>
          <table:table-cell office:value-type="float" office:value="1.28758" calcext:value-type="float">
            <text:p>1.28758</text:p>
          </table:table-cell>
          <table:table-cell office:value-type="float" office:value="0.096944" calcext:value-type="float">
            <text:p>0.096944</text:p>
          </table:table-cell>
          <table:table-cell office:value-type="float" office:value="1548111073120010" calcext:value-type="float">
            <text:p>1548111073120010</text:p>
          </table:table-cell>
          <table:table-cell table:formula="of:=SQRT([.C145]*[.C145]+[.D145]*[.D145])" office:value-type="float" office:value="1.29122437846255" calcext:value-type="float">
            <text:p>1.2912243785</text:p>
          </table:table-cell>
        </table:table-row>
        <table:table-row table:style-name="ro1">
          <table:table-cell table:number-columns-repeated="2" office:value-type="float" office:value="1.44868" calcext:value-type="float">
            <text:p>1.44868</text:p>
          </table:table-cell>
          <table:table-cell office:value-type="float" office:value="1.34831" calcext:value-type="float">
            <text:p>1.34831</text:p>
          </table:table-cell>
          <table:table-cell office:value-type="float" office:value="0.173223" calcext:value-type="float">
            <text:p>0.173223</text:p>
          </table:table-cell>
          <table:table-cell office:value-type="float" office:value="1548111073136211" calcext:value-type="float">
            <text:p>1548111073136211</text:p>
          </table:table-cell>
          <table:table-cell table:formula="of:=SQRT([.C146]*[.C146]+[.D146]*[.D146])" office:value-type="float" office:value="1.3593917992356" calcext:value-type="float">
            <text:p>1.3593917992</text:p>
          </table:table-cell>
        </table:table-row>
        <table:table-row table:style-name="ro1">
          <table:table-cell table:number-columns-repeated="2" office:value-type="float" office:value="1.47921" calcext:value-type="float">
            <text:p>1.47921</text:p>
          </table:table-cell>
          <table:table-cell office:value-type="float" office:value="1.44776" calcext:value-type="float">
            <text:p>1.44776</text:p>
          </table:table-cell>
          <table:table-cell office:value-type="float" office:value="0.301684" calcext:value-type="float">
            <text:p>0.301684</text:p>
          </table:table-cell>
          <table:table-cell office:value-type="float" office:value="1548111073152900" calcext:value-type="float">
            <text:p>1548111073152900</text:p>
          </table:table-cell>
          <table:table-cell table:formula="of:=SQRT([.C147]*[.C147]+[.D147]*[.D147])" office:value-type="float" office:value="1.47885842914594" calcext:value-type="float">
            <text:p>1.4788584291</text:p>
          </table:table-cell>
        </table:table-row>
        <table:table-row table:style-name="ro1">
          <table:table-cell table:number-columns-repeated="2" office:value-type="float" office:value="1.4978" calcext:value-type="float">
            <text:p>1.4978</text:p>
          </table:table-cell>
          <table:table-cell office:value-type="float" office:value="1.1759" calcext:value-type="float">
            <text:p>1.1759</text:p>
          </table:table-cell>
          <table:table-cell office:value-type="float" office:value="0.286506" calcext:value-type="float">
            <text:p>0.286506</text:p>
          </table:table-cell>
          <table:table-cell office:value-type="float" office:value="1548111073169708" calcext:value-type="float">
            <text:p>1548111073169708</text:p>
          </table:table-cell>
          <table:table-cell table:formula="of:=SQRT([.C148]*[.C148]+[.D148]*[.D148])" office:value-type="float" office:value="1.21030016856811" calcext:value-type="float">
            <text:p>1.2103001686</text:p>
          </table:table-cell>
        </table:table-row>
        <table:table-row table:style-name="ro1">
          <table:table-cell table:number-columns-repeated="2" office:value-type="float" office:value="1.50391" calcext:value-type="float">
            <text:p>1.50391</text:p>
          </table:table-cell>
          <table:table-cell office:value-type="float" office:value="0.985096" calcext:value-type="float">
            <text:p>0.985096</text:p>
          </table:table-cell>
          <table:table-cell office:value-type="float" office:value="0.260089" calcext:value-type="float">
            <text:p>0.260089</text:p>
          </table:table-cell>
          <table:table-cell office:value-type="float" office:value="1548111073186484" calcext:value-type="float">
            <text:p>1548111073186484</text:p>
          </table:table-cell>
          <table:table-cell table:formula="of:=SQRT([.C149]*[.C149]+[.D149]*[.D149])" office:value-type="float" office:value="1.01885250018685" calcext:value-type="float">
            <text:p>1.0188525002</text:p>
          </table:table-cell>
        </table:table-row>
        <table:table-row table:style-name="ro1">
          <table:table-cell table:number-columns-repeated="2" office:value-type="float" office:value="1.53355" calcext:value-type="float">
            <text:p>1.53355</text:p>
          </table:table-cell>
          <table:table-cell office:value-type="float" office:value="1.25985" calcext:value-type="float">
            <text:p>1.25985</text:p>
          </table:table-cell>
          <table:table-cell office:value-type="float" office:value="0.326454" calcext:value-type="float">
            <text:p>0.326454</text:p>
          </table:table-cell>
          <table:table-cell office:value-type="float" office:value="1548111073203213" calcext:value-type="float">
            <text:p>1548111073203213</text:p>
          </table:table-cell>
          <table:table-cell table:formula="of:=SQRT([.C150]*[.C150]+[.D150]*[.D150])" office:value-type="float" office:value="1.30145850360893" calcext:value-type="float">
            <text:p>1.3014585036</text:p>
          </table:table-cell>
        </table:table-row>
        <table:table-row table:style-name="ro1">
          <table:table-cell table:number-columns-repeated="2" office:value-type="float" office:value="1.56265" calcext:value-type="float">
            <text:p>1.56265</text:p>
          </table:table-cell>
          <table:table-cell office:value-type="float" office:value="1.36261" calcext:value-type="float">
            <text:p>1.36261</text:p>
          </table:table-cell>
          <table:table-cell office:value-type="float" office:value="0.181863" calcext:value-type="float">
            <text:p>0.181863</text:p>
          </table:table-cell>
          <table:table-cell office:value-type="float" office:value="1548111073220007" calcext:value-type="float">
            <text:p>1548111073220007</text:p>
          </table:table-cell>
          <table:table-cell table:formula="of:=SQRT([.C151]*[.C151]+[.D151]*[.D151])" office:value-type="float" office:value="1.3746927521701" calcext:value-type="float">
            <text:p>1.3746927522</text:p>
          </table:table-cell>
        </table:table-row>
        <table:table-row table:style-name="ro1">
          <table:table-cell table:number-columns-repeated="2" office:value-type="float" office:value="1.5661" calcext:value-type="float">
            <text:p>1.5661</text:p>
          </table:table-cell>
          <table:table-cell office:value-type="float" office:value="1.01872" calcext:value-type="float">
            <text:p>1.01872</text:p>
          </table:table-cell>
          <table:table-cell office:value-type="float" office:value="0.191877" calcext:value-type="float">
            <text:p>0.191877</text:p>
          </table:table-cell>
          <table:table-cell office:value-type="float" office:value="1548111073236756" calcext:value-type="float">
            <text:p>1548111073236756</text:p>
          </table:table-cell>
          <table:table-cell table:formula="of:=SQRT([.C152]*[.C152]+[.D152]*[.D152])" office:value-type="float" office:value="1.03663263576303" calcext:value-type="float">
            <text:p>1.0366326358</text:p>
          </table:table-cell>
        </table:table-row>
        <table:table-row table:style-name="ro1">
          <table:table-cell table:number-columns-repeated="2" office:value-type="float" office:value="1.59312" calcext:value-type="float">
            <text:p>1.59312</text:p>
          </table:table-cell>
          <table:table-cell office:value-type="float" office:value="1.2026" calcext:value-type="float">
            <text:p>1.2026</text:p>
          </table:table-cell>
          <table:table-cell office:value-type="float" office:value="0.25171" calcext:value-type="float">
            <text:p>0.25171</text:p>
          </table:table-cell>
          <table:table-cell office:value-type="float" office:value="1548111073253524" calcext:value-type="float">
            <text:p>1548111073253524</text:p>
          </table:table-cell>
          <table:table-cell table:formula="of:=SQRT([.C153]*[.C153]+[.D153]*[.D153])" office:value-type="float" office:value="1.22865971045689" calcext:value-type="float">
            <text:p>1.2286597105</text:p>
          </table:table-cell>
        </table:table-row>
        <table:table-row table:style-name="ro1">
          <table:table-cell table:number-columns-repeated="2" office:value-type="float" office:value="1.61501" calcext:value-type="float">
            <text:p>1.61501</text:p>
          </table:table-cell>
          <table:table-cell office:value-type="float" office:value="1.14584" calcext:value-type="float">
            <text:p>1.14584</text:p>
          </table:table-cell>
          <table:table-cell office:value-type="float" office:value="0.182968" calcext:value-type="float">
            <text:p>0.182968</text:p>
          </table:table-cell>
          <table:table-cell office:value-type="float" office:value="1548111073270336" calcext:value-type="float">
            <text:p>1548111073270336</text:p>
          </table:table-cell>
          <table:table-cell table:formula="of:=SQRT([.C154]*[.C154]+[.D154]*[.D154])" office:value-type="float" office:value="1.16035623608614" calcext:value-type="float">
            <text:p>1.1603562361</text:p>
          </table:table-cell>
        </table:table-row>
        <table:table-row table:style-name="ro1">
          <table:table-cell table:number-columns-repeated="2" office:value-type="float" office:value="1.62302" calcext:value-type="float">
            <text:p>1.62302</text:p>
          </table:table-cell>
          <table:table-cell office:value-type="float" office:value="1.02935" calcext:value-type="float">
            <text:p>1.02935</text:p>
          </table:table-cell>
          <table:table-cell office:value-type="float" office:value="0.227771" calcext:value-type="float">
            <text:p>0.227771</text:p>
          </table:table-cell>
          <table:table-cell office:value-type="float" office:value="1548111073287004" calcext:value-type="float">
            <text:p>1548111073287004</text:p>
          </table:table-cell>
          <table:table-cell table:formula="of:=SQRT([.C155]*[.C155]+[.D155]*[.D155])" office:value-type="float" office:value="1.05424904597585" calcext:value-type="float">
            <text:p>1.054249046</text:p>
          </table:table-cell>
        </table:table-row>
        <table:table-row table:style-name="ro1">
          <table:table-cell table:number-columns-repeated="2" office:value-type="float" office:value="1.64958" calcext:value-type="float">
            <text:p>1.64958</text:p>
          </table:table-cell>
          <table:table-cell office:value-type="float" office:value="1.19456" calcext:value-type="float">
            <text:p>1.19456</text:p>
          </table:table-cell>
          <table:table-cell office:value-type="float" office:value="0.226623" calcext:value-type="float">
            <text:p>0.226623</text:p>
          </table:table-cell>
          <table:table-cell office:value-type="float" office:value="1548111073304558" calcext:value-type="float">
            <text:p>1548111073304558</text:p>
          </table:table-cell>
          <table:table-cell table:formula="of:=SQRT([.C156]*[.C156]+[.D156]*[.D156])" office:value-type="float" office:value="1.21586659536686" calcext:value-type="float">
            <text:p>1.2158665954</text:p>
          </table:table-cell>
        </table:table-row>
        <table:table-row table:style-name="ro1">
          <table:table-cell table:number-columns-repeated="2" office:value-type="float" office:value="1.69078" calcext:value-type="float">
            <text:p>1.69078</text:p>
          </table:table-cell>
          <table:table-cell office:value-type="float" office:value="1.33386" calcext:value-type="float">
            <text:p>1.33386</text:p>
          </table:table-cell>
          <table:table-cell office:value-type="float" office:value="0.24606" calcext:value-type="float">
            <text:p>0.24606</text:p>
          </table:table-cell>
          <table:table-cell office:value-type="float" office:value="1548111073320992" calcext:value-type="float">
            <text:p>1548111073320992</text:p>
          </table:table-cell>
          <table:table-cell table:formula="of:=SQRT([.C157]*[.C157]+[.D157]*[.D157])" office:value-type="float" office:value="1.35636574094158" calcext:value-type="float">
            <text:p>1.3563657409</text:p>
          </table:table-cell>
        </table:table-row>
        <table:table-row table:style-name="ro1">
          <table:table-cell table:number-columns-repeated="2" office:value-type="float" office:value="1.69974" calcext:value-type="float">
            <text:p>1.69974</text:p>
          </table:table-cell>
          <table:table-cell office:value-type="float" office:value="1.17797" calcext:value-type="float">
            <text:p>1.17797</text:p>
          </table:table-cell>
          <table:table-cell office:value-type="float" office:value="0.19302" calcext:value-type="float">
            <text:p>0.19302</text:p>
          </table:table-cell>
          <table:table-cell office:value-type="float" office:value="1548111073337756" calcext:value-type="float">
            <text:p>1548111073337756</text:p>
          </table:table-cell>
          <table:table-cell table:formula="of:=SQRT([.C158]*[.C158]+[.D158]*[.D158])" office:value-type="float" office:value="1.19367920368079" calcext:value-type="float">
            <text:p>1.1936792037</text:p>
          </table:table-cell>
        </table:table-row>
        <table:table-row table:style-name="ro1">
          <table:table-cell table:number-columns-repeated="2" office:value-type="float" office:value="1.72961" calcext:value-type="float">
            <text:p>1.72961</text:p>
          </table:table-cell>
          <table:table-cell office:value-type="float" office:value="1.35385" calcext:value-type="float">
            <text:p>1.35385</text:p>
          </table:table-cell>
          <table:table-cell office:value-type="float" office:value="0.268817" calcext:value-type="float">
            <text:p>0.268817</text:p>
          </table:table-cell>
          <table:table-cell office:value-type="float" office:value="1548111073354508" calcext:value-type="float">
            <text:p>1548111073354508</text:p>
          </table:table-cell>
          <table:table-cell table:formula="of:=SQRT([.C159]*[.C159]+[.D159]*[.D159])" office:value-type="float" office:value="1.38027982742232" calcext:value-type="float">
            <text:p>1.3802798274</text:p>
          </table:table-cell>
        </table:table-row>
        <table:table-row table:style-name="ro1">
          <table:table-cell table:number-columns-repeated="2" office:value-type="float" office:value="1.75752" calcext:value-type="float">
            <text:p>1.75752</text:p>
          </table:table-cell>
          <table:table-cell office:value-type="float" office:value="1.37562" calcext:value-type="float">
            <text:p>1.37562</text:p>
          </table:table-cell>
          <table:table-cell office:value-type="float" office:value="0.27114" calcext:value-type="float">
            <text:p>0.27114</text:p>
          </table:table-cell>
          <table:table-cell office:value-type="float" office:value="1548111073371411" calcext:value-type="float">
            <text:p>1548111073371411</text:p>
          </table:table-cell>
          <table:table-cell table:formula="of:=SQRT([.C160]*[.C160]+[.D160]*[.D160])" office:value-type="float" office:value="1.40208676051092" calcext:value-type="float">
            <text:p>1.4020867605</text:p>
          </table:table-cell>
        </table:table-row>
        <table:table-row table:style-name="ro1">
          <table:table-cell table:number-columns-repeated="2" office:value-type="float" office:value="1.75733" calcext:value-type="float">
            <text:p>1.75733</text:p>
          </table:table-cell>
          <table:table-cell office:value-type="float" office:value="0.904442" calcext:value-type="float">
            <text:p>0.904442</text:p>
          </table:table-cell>
          <table:table-cell office:value-type="float" office:value="0.229964" calcext:value-type="float">
            <text:p>0.229964</text:p>
          </table:table-cell>
          <table:table-cell office:value-type="float" office:value="1548111073388037" calcext:value-type="float">
            <text:p>1548111073388037</text:p>
          </table:table-cell>
          <table:table-cell table:formula="of:=SQRT([.C161]*[.C161]+[.D161]*[.D161])" office:value-type="float" office:value="0.933219573658847" calcext:value-type="float">
            <text:p>0.9332195737</text:p>
          </table:table-cell>
        </table:table-row>
        <table:table-row table:style-name="ro1">
          <table:table-cell table:number-columns-repeated="2" office:value-type="float" office:value="1.77943" calcext:value-type="float">
            <text:p>1.77943</text:p>
          </table:table-cell>
          <table:table-cell office:value-type="float" office:value="1.01551" calcext:value-type="float">
            <text:p>1.01551</text:p>
          </table:table-cell>
          <table:table-cell office:value-type="float" office:value="0.330997" calcext:value-type="float">
            <text:p>0.330997</text:p>
          </table:table-cell>
          <table:table-cell office:value-type="float" office:value="1548111073404778" calcext:value-type="float">
            <text:p>1548111073404778</text:p>
          </table:table-cell>
          <table:table-cell table:formula="of:=SQRT([.C162]*[.C162]+[.D162]*[.D162])" office:value-type="float" office:value="1.06809155698798" calcext:value-type="float">
            <text:p>1.068091557</text:p>
          </table:table-cell>
        </table:table-row>
        <table:table-row table:style-name="ro1">
          <table:table-cell table:number-columns-repeated="2" office:value-type="float" office:value="1.79576" calcext:value-type="float">
            <text:p>1.79576</text:p>
          </table:table-cell>
          <table:table-cell office:value-type="float" office:value="1.23612" calcext:value-type="float">
            <text:p>1.23612</text:p>
          </table:table-cell>
          <table:table-cell office:value-type="float" office:value="0.20006" calcext:value-type="float">
            <text:p>0.20006</text:p>
          </table:table-cell>
          <table:table-cell office:value-type="float" office:value="1548111073421501" calcext:value-type="float">
            <text:p>1548111073421501</text:p>
          </table:table-cell>
          <table:table-cell table:formula="of:=SQRT([.C163]*[.C163]+[.D163]*[.D163])" office:value-type="float" office:value="1.25220471888585" calcext:value-type="float">
            <text:p>1.2522047189</text:p>
          </table:table-cell>
        </table:table-row>
        <table:table-row table:style-name="ro1">
          <table:table-cell table:number-columns-repeated="2" office:value-type="float" office:value="1.83327" calcext:value-type="float">
            <text:p>1.83327</text:p>
          </table:table-cell>
          <table:table-cell office:value-type="float" office:value="1.59292" calcext:value-type="float">
            <text:p>1.59292</text:p>
          </table:table-cell>
          <table:table-cell office:value-type="float" office:value="0.239899" calcext:value-type="float">
            <text:p>0.239899</text:p>
          </table:table-cell>
          <table:table-cell office:value-type="float" office:value="1548111073438239" calcext:value-type="float">
            <text:p>1548111073438239</text:p>
          </table:table-cell>
          <table:table-cell table:formula="of:=SQRT([.C164]*[.C164]+[.D164]*[.D164])" office:value-type="float" office:value="1.61088350187126" calcext:value-type="float">
            <text:p>1.6108835019</text:p>
          </table:table-cell>
        </table:table-row>
        <table:table-row table:style-name="ro1">
          <table:table-cell table:number-columns-repeated="2" office:value-type="float" office:value="1.85006" calcext:value-type="float">
            <text:p>1.85006</text:p>
          </table:table-cell>
          <table:table-cell office:value-type="float" office:value="1.19757" calcext:value-type="float">
            <text:p>1.19757</text:p>
          </table:table-cell>
          <table:table-cell office:value-type="float" office:value="0.274523" calcext:value-type="float">
            <text:p>0.274523</text:p>
          </table:table-cell>
          <table:table-cell office:value-type="float" office:value="1548111073454967" calcext:value-type="float">
            <text:p>1548111073454967</text:p>
          </table:table-cell>
          <table:table-cell table:formula="of:=SQRT([.C165]*[.C165]+[.D165]*[.D165])" office:value-type="float" office:value="1.22863207773076" calcext:value-type="float">
            <text:p>1.2286320777</text:p>
          </table:table-cell>
        </table:table-row>
        <table:table-row table:style-name="ro1">
          <table:table-cell table:number-columns-repeated="2" office:value-type="float" office:value="1.85423" calcext:value-type="float">
            <text:p>1.85423</text:p>
          </table:table-cell>
          <table:table-cell office:value-type="float" office:value="0.93378" calcext:value-type="float">
            <text:p>0.93378</text:p>
          </table:table-cell>
          <table:table-cell office:value-type="float" office:value="0.203545" calcext:value-type="float">
            <text:p>0.203545</text:p>
          </table:table-cell>
          <table:table-cell office:value-type="float" office:value="1548111073471737" calcext:value-type="float">
            <text:p>1548111073471737</text:p>
          </table:table-cell>
          <table:table-cell table:formula="of:=SQRT([.C166]*[.C166]+[.D166]*[.D166])" office:value-type="float" office:value="0.955706887819168" calcext:value-type="float">
            <text:p>0.9557068878</text:p>
          </table:table-cell>
        </table:table-row>
        <table:table-row table:style-name="ro1">
          <table:table-cell table:number-columns-repeated="2" office:value-type="float" office:value="1.88289" calcext:value-type="float">
            <text:p>1.88289</text:p>
          </table:table-cell>
          <table:table-cell office:value-type="float" office:value="1.20994" calcext:value-type="float">
            <text:p>1.20994</text:p>
          </table:table-cell>
          <table:table-cell office:value-type="float" office:value="0.278219" calcext:value-type="float">
            <text:p>0.278219</text:p>
          </table:table-cell>
          <table:table-cell office:value-type="float" office:value="1548111073488568" calcext:value-type="float">
            <text:p>1548111073488568</text:p>
          </table:table-cell>
          <table:table-cell table:formula="of:=SQRT([.C167]*[.C167]+[.D167]*[.D167])" office:value-type="float" office:value="1.24151545119704" calcext:value-type="float">
            <text:p>1.2415154512</text:p>
          </table:table-cell>
        </table:table-row>
        <table:table-row table:style-name="ro1">
          <table:table-cell table:number-columns-repeated="2" office:value-type="float" office:value="1.9018" calcext:value-type="float">
            <text:p>1.9018</text:p>
          </table:table-cell>
          <table:table-cell office:value-type="float" office:value="1.07093" calcext:value-type="float">
            <text:p>1.07093</text:p>
          </table:table-cell>
          <table:table-cell office:value-type="float" office:value="0.243423" calcext:value-type="float">
            <text:p>0.243423</text:p>
          </table:table-cell>
          <table:table-cell office:value-type="float" office:value="1548111073505384" calcext:value-type="float">
            <text:p>1548111073505384</text:p>
          </table:table-cell>
          <table:table-cell table:formula="of:=SQRT([.C168]*[.C168]+[.D168]*[.D168])" office:value-type="float" office:value="1.0982467035366" calcext:value-type="float">
            <text:p>1.0982467035</text:p>
          </table:table-cell>
        </table:table-row>
        <table:table-row table:style-name="ro1">
          <table:table-cell table:number-columns-repeated="2" office:value-type="float" office:value="1.91116" calcext:value-type="float">
            <text:p>1.91116</text:p>
          </table:table-cell>
          <table:table-cell office:value-type="float" office:value="1.0254" calcext:value-type="float">
            <text:p>1.0254</text:p>
          </table:table-cell>
          <table:table-cell office:value-type="float" office:value="0.187747" calcext:value-type="float">
            <text:p>0.187747</text:p>
          </table:table-cell>
          <table:table-cell office:value-type="float" office:value="1548111073522156" calcext:value-type="float">
            <text:p>1548111073522156</text:p>
          </table:table-cell>
          <table:table-cell table:formula="of:=SQRT([.C169]*[.C169]+[.D169]*[.D169])" office:value-type="float" office:value="1.0424462077292" calcext:value-type="float">
            <text:p>1.0424462077</text:p>
          </table:table-cell>
        </table:table-row>
        <table:table-row table:style-name="ro1">
          <table:table-cell table:number-columns-repeated="2" office:value-type="float" office:value="1.93893" calcext:value-type="float">
            <text:p>1.93893</text:p>
          </table:table-cell>
          <table:table-cell office:value-type="float" office:value="1.22627" calcext:value-type="float">
            <text:p>1.22627</text:p>
          </table:table-cell>
          <table:table-cell office:value-type="float" office:value="0.279054" calcext:value-type="float">
            <text:p>0.279054</text:p>
          </table:table-cell>
          <table:table-cell office:value-type="float" office:value="1548111073538917" calcext:value-type="float">
            <text:p>1548111073538917</text:p>
          </table:table-cell>
          <table:table-cell table:formula="of:=SQRT([.C170]*[.C170]+[.D170]*[.D170])" office:value-type="float" office:value="1.25762047049815" calcext:value-type="float">
            <text:p>1.2576204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7:55:02.053770030</dc:date>
    <meta:editing-duration>PT3M38S</meta:editing-duration>
    <meta:editing-cycles>1</meta:editing-cycles>
    <meta:document-statistic meta:table-count="1" meta:cell-count="97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test.E1:test.F179" svg:x="0.32cm" svg:y="0.18cm" svg:width="11.291cm" svg:height="8.64cm">
          <chartooo:coordinate-region svg:x="1.802cm" svg:y="0.379cm" svg:width="8.3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F1:test.F179" chart:class="chart:scatter">
            <chart:domain table:cell-range-address="test.E1:test.E179"/>
            <chart:regression-curve chart:style-name="ch7">
              <chart:equation chart:display-equation="true" chart:display-r-square="true" svg:x="6.913cm" svg:y="0.913cm"/>
            </chart:regression-curve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E1:test.E179</svg:desc>
                </draw:g>
              </table:table-cell>
              <table:table-cell office:value-type="float" office:value="NaN">
                <text:p>NaN</text:p>
                <draw:g>
                  <svg:desc>test.F1:test.F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8111070810871">
                <text:p>1548111070810871</text:p>
              </table:table-cell>
              <table:table-cell office:value-type="float" office:value="1.80884926793943">
                <text:p>1.80884926793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8111070827649">
                <text:p>1548111070827649</text:p>
              </table:table-cell>
              <table:table-cell office:value-type="float" office:value="2.02027095632343">
                <text:p>2.02027095632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8111070844411">
                <text:p>1548111070844411</text:p>
              </table:table-cell>
              <table:table-cell office:value-type="float" office:value="1.66648471335443">
                <text:p>1.66648471335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8111070861221">
                <text:p>1548111070861221</text:p>
              </table:table-cell>
              <table:table-cell office:value-type="float" office:value="1.49711888954385">
                <text:p>1.49711888954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8111070878028">
                <text:p>1548111070878028</text:p>
              </table:table-cell>
              <table:table-cell office:value-type="float" office:value="1.84415144017621">
                <text:p>1.84415144017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8111070894856">
                <text:p>1548111070894856</text:p>
              </table:table-cell>
              <table:table-cell office:value-type="float" office:value="1.88221582228739">
                <text:p>1.88221582228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8111070911855">
                <text:p>1548111070911855</text:p>
              </table:table-cell>
              <table:table-cell office:value-type="float" office:value="1.77396250662183">
                <text:p>1.77396250662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8111070928685">
                <text:p>1548111070928685</text:p>
              </table:table-cell>
              <table:table-cell office:value-type="float" office:value="1.84773331951232">
                <text:p>1.84773331951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8111070945544">
                <text:p>1548111070945544</text:p>
              </table:table-cell>
              <table:table-cell office:value-type="float" office:value="1.71370467066995">
                <text:p>1.71370467066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8111070962193">
                <text:p>1548111070962193</text:p>
              </table:table-cell>
              <table:table-cell office:value-type="float" office:value="1.40096489070926">
                <text:p>1.40096489070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8111070978994">
                <text:p>1548111070978994</text:p>
              </table:table-cell>
              <table:table-cell office:value-type="float" office:value="1.77591417565715">
                <text:p>1.77591417565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8111070995763">
                <text:p>1548111070995763</text:p>
              </table:table-cell>
              <table:table-cell office:value-type="float" office:value="1.67134092898756">
                <text:p>1.67134092898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8111071012511">
                <text:p>1548111071012511</text:p>
              </table:table-cell>
              <table:table-cell office:value-type="float" office:value="1.42252502313632">
                <text:p>1.42252502313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8111071029301">
                <text:p>1548111071029301</text:p>
              </table:table-cell>
              <table:table-cell office:value-type="float" office:value="1.79319899344746">
                <text:p>1.79319899344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111071046046">
                <text:p>1548111071046046</text:p>
              </table:table-cell>
              <table:table-cell office:value-type="float" office:value="1.48616563959876">
                <text:p>1.48616563959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8111071062825">
                <text:p>1548111071062825</text:p>
              </table:table-cell>
              <table:table-cell office:value-type="float" office:value="1.86955697938736">
                <text:p>1.86955697938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8111071079556">
                <text:p>1548111071079556</text:p>
              </table:table-cell>
              <table:table-cell office:value-type="float" office:value="2.07482475541526">
                <text:p>2.07482475541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8111071096286">
                <text:p>1548111071096286</text:p>
              </table:table-cell>
              <table:table-cell office:value-type="float" office:value="1.81500823386562">
                <text:p>1.815008233865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8111071113016">
                <text:p>1548111071113016</text:p>
              </table:table-cell>
              <table:table-cell office:value-type="float" office:value="1.31678957435157">
                <text:p>1.31678957435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8111071129747">
                <text:p>1548111071129747</text:p>
              </table:table-cell>
              <table:table-cell office:value-type="float" office:value="1.65147075209009">
                <text:p>1.65147075209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8111071147181">
                <text:p>1548111071147181</text:p>
              </table:table-cell>
              <table:table-cell office:value-type="float" office:value="1.74872454912974">
                <text:p>1.748724549129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8111071164006">
                <text:p>1548111071164006</text:p>
              </table:table-cell>
              <table:table-cell office:value-type="float" office:value="1.29141289439745">
                <text:p>1.29141289439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8111071180759">
                <text:p>1548111071180759</text:p>
              </table:table-cell>
              <table:table-cell office:value-type="float" office:value="1.60935418349225">
                <text:p>1.60935418349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8111071197526">
                <text:p>1548111071197526</text:p>
              </table:table-cell>
              <table:table-cell office:value-type="float" office:value="1.42392033965703">
                <text:p>1.423920339657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8111071214244">
                <text:p>1548111071214244</text:p>
              </table:table-cell>
              <table:table-cell office:value-type="float" office:value="1.34144219873277">
                <text:p>1.341442198732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8111071231035">
                <text:p>1548111071231035</text:p>
              </table:table-cell>
              <table:table-cell office:value-type="float" office:value="1.69874431692971">
                <text:p>1.698744316929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8111071248436">
                <text:p>1548111071248436</text:p>
              </table:table-cell>
              <table:table-cell office:value-type="float" office:value="1.75346964579487">
                <text:p>1.753469645794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8111071265244">
                <text:p>1548111071265244</text:p>
              </table:table-cell>
              <table:table-cell office:value-type="float" office:value="1.77328861919345">
                <text:p>1.77328861919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8111071281976">
                <text:p>1548111071281976</text:p>
              </table:table-cell>
              <table:table-cell office:value-type="float" office:value="1.60346845584315">
                <text:p>1.603468455843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8111071298775">
                <text:p>1548111071298775</text:p>
              </table:table-cell>
              <table:table-cell office:value-type="float" office:value="1.53389652722209">
                <text:p>1.53389652722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8111071315479">
                <text:p>1548111071315479</text:p>
              </table:table-cell>
              <table:table-cell office:value-type="float" office:value="1.52746029987558">
                <text:p>1.52746029987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8111071332210">
                <text:p>1548111071332210</text:p>
              </table:table-cell>
              <table:table-cell office:value-type="float" office:value="1.48848817746867">
                <text:p>1.48848817746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8111071348990">
                <text:p>1548111071348990</text:p>
              </table:table-cell>
              <table:table-cell office:value-type="float" office:value="1.26978198872917">
                <text:p>1.269781988729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8111071365722">
                <text:p>1548111071365722</text:p>
              </table:table-cell>
              <table:table-cell office:value-type="float" office:value="1.54382882147892">
                <text:p>1.543828821478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8111071382497">
                <text:p>1548111071382497</text:p>
              </table:table-cell>
              <table:table-cell office:value-type="float" office:value="1.5374651082223">
                <text:p>1.5374651082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8111071399303">
                <text:p>1548111071399303</text:p>
              </table:table-cell>
              <table:table-cell office:value-type="float" office:value="1.79504747085558">
                <text:p>1.79504747085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8111071416068">
                <text:p>1548111071416068</text:p>
              </table:table-cell>
              <table:table-cell office:value-type="float" office:value="1.53033221673727">
                <text:p>1.53033221673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8111071432852">
                <text:p>1548111071432852</text:p>
              </table:table-cell>
              <table:table-cell office:value-type="float" office:value="1.31362891165999">
                <text:p>1.31362891165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8111071449583">
                <text:p>1548111071449583</text:p>
              </table:table-cell>
              <table:table-cell office:value-type="float" office:value="1.59971920036018">
                <text:p>1.59971920036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48111071466384">
                <text:p>1548111071466384</text:p>
              </table:table-cell>
              <table:table-cell office:value-type="float" office:value="1.47218311459546">
                <text:p>1.472183114595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8111071483101">
                <text:p>1548111071483101</text:p>
              </table:table-cell>
              <table:table-cell office:value-type="float" office:value="1.35921663330059">
                <text:p>1.35921663330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8111071499869">
                <text:p>1548111071499869</text:p>
              </table:table-cell>
              <table:table-cell office:value-type="float" office:value="1.87199877850628">
                <text:p>1.871998778506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8111071516592">
                <text:p>1548111071516592</text:p>
              </table:table-cell>
              <table:table-cell office:value-type="float" office:value="1.59784057771387">
                <text:p>1.59784057771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8111071533336">
                <text:p>1548111071533336</text:p>
              </table:table-cell>
              <table:table-cell office:value-type="float" office:value="1.28292370876058">
                <text:p>1.282923708760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8111071550069">
                <text:p>1548111071550069</text:p>
              </table:table-cell>
              <table:table-cell office:value-type="float" office:value="1.54554144290634">
                <text:p>1.54554144290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8111071566826">
                <text:p>1548111071566826</text:p>
              </table:table-cell>
              <table:table-cell office:value-type="float" office:value="1.52487356250313">
                <text:p>1.52487356250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8111071583608">
                <text:p>1548111071583608</text:p>
              </table:table-cell>
              <table:table-cell office:value-type="float" office:value="1.31512720823082">
                <text:p>1.31512720823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8111071600394">
                <text:p>1548111071600394</text:p>
              </table:table-cell>
              <table:table-cell office:value-type="float" office:value="1.45077396370903">
                <text:p>1.45077396370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48111071617109">
                <text:p>1548111071617109</text:p>
              </table:table-cell>
              <table:table-cell office:value-type="float" office:value="1.42138813368341">
                <text:p>1.421388133683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8111071633847">
                <text:p>1548111071633847</text:p>
              </table:table-cell>
              <table:table-cell office:value-type="float" office:value="1.37291828554397">
                <text:p>1.372918285543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8111071650613">
                <text:p>1548111071650613</text:p>
              </table:table-cell>
              <table:table-cell office:value-type="float" office:value="1.5509026205407">
                <text:p>1.5509026205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8111071667389">
                <text:p>1548111071667389</text:p>
              </table:table-cell>
              <table:table-cell office:value-type="float" office:value="1.35298481474701">
                <text:p>1.352984814747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8111071685349">
                <text:p>1548111071685349</text:p>
              </table:table-cell>
              <table:table-cell office:value-type="float" office:value="1.61640351448795">
                <text:p>1.616403514487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8111071702154">
                <text:p>1548111071702154</text:p>
              </table:table-cell>
              <table:table-cell office:value-type="float" office:value="1.49332236634995">
                <text:p>1.493322366349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48111071718930">
                <text:p>1548111071718930</text:p>
              </table:table-cell>
              <table:table-cell office:value-type="float" office:value="1.25798351169997">
                <text:p>1.25798351169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8111071735654">
                <text:p>1548111071735654</text:p>
              </table:table-cell>
              <table:table-cell office:value-type="float" office:value="1.36264120772858">
                <text:p>1.362641207728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8111071752417">
                <text:p>1548111071752417</text:p>
              </table:table-cell>
              <table:table-cell office:value-type="float" office:value="1.37458063936642">
                <text:p>1.374580639366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8111071769196">
                <text:p>1548111071769196</text:p>
              </table:table-cell>
              <table:table-cell office:value-type="float" office:value="1.3434802091661">
                <text:p>1.34348020916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8111071785962">
                <text:p>1548111071785962</text:p>
              </table:table-cell>
              <table:table-cell office:value-type="float" office:value="1.46090039584121">
                <text:p>1.46090039584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8111071802751">
                <text:p>1548111071802751</text:p>
              </table:table-cell>
              <table:table-cell office:value-type="float" office:value="1.32563792150836">
                <text:p>1.32563792150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8111071819475">
                <text:p>1548111071819475</text:p>
              </table:table-cell>
              <table:table-cell office:value-type="float" office:value="1.22305097653368">
                <text:p>1.223050976533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8111071836249">
                <text:p>1548111071836249</text:p>
              </table:table-cell>
              <table:table-cell office:value-type="float" office:value="1.50790985570624">
                <text:p>1.50790985570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8111071853025">
                <text:p>1548111071853025</text:p>
              </table:table-cell>
              <table:table-cell office:value-type="float" office:value="1.34232574994448">
                <text:p>1.342325749944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8111071869848">
                <text:p>1548111071869848</text:p>
              </table:table-cell>
              <table:table-cell office:value-type="float" office:value="1.10788079436598">
                <text:p>1.107880794365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8111071886612">
                <text:p>1548111071886612</text:p>
              </table:table-cell>
              <table:table-cell office:value-type="float" office:value="1.4133074237083">
                <text:p>1.4133074237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8111071903623">
                <text:p>1548111071903623</text:p>
              </table:table-cell>
              <table:table-cell office:value-type="float" office:value="1.41749720992177">
                <text:p>1.41749720992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8111071920398">
                <text:p>1548111071920398</text:p>
              </table:table-cell>
              <table:table-cell office:value-type="float" office:value="1.21138361284979">
                <text:p>1.211383612849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8111071937217">
                <text:p>1548111071937217</text:p>
              </table:table-cell>
              <table:table-cell office:value-type="float" office:value="1.39581387035521">
                <text:p>1.395813870355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8111071953957">
                <text:p>1548111071953957</text:p>
              </table:table-cell>
              <table:table-cell office:value-type="float" office:value="1.35756776309693">
                <text:p>1.357567763096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8111071970719">
                <text:p>1548111071970719</text:p>
              </table:table-cell>
              <table:table-cell office:value-type="float" office:value="1.57671780864047">
                <text:p>1.576717808640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8111071987441">
                <text:p>1548111071987441</text:p>
              </table:table-cell>
              <table:table-cell office:value-type="float" office:value="1.39014665897379">
                <text:p>1.390146658973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8111072004214">
                <text:p>1548111072004214</text:p>
              </table:table-cell>
              <table:table-cell office:value-type="float" office:value="1.39772858639151">
                <text:p>1.39772858639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8111072020948">
                <text:p>1548111072020948</text:p>
              </table:table-cell>
              <table:table-cell office:value-type="float" office:value="1.65077061593548">
                <text:p>1.65077061593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48111072037683">
                <text:p>1548111072037683</text:p>
              </table:table-cell>
              <table:table-cell office:value-type="float" office:value="1.65077061593548">
                <text:p>1.65077061593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8111072054880">
                <text:p>1548111072054880</text:p>
              </table:table-cell>
              <table:table-cell office:value-type="float" office:value="1.00370416964213">
                <text:p>1.003704169642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8111072071649">
                <text:p>1548111072071649</text:p>
              </table:table-cell>
              <table:table-cell office:value-type="float" office:value="1.44653101245739">
                <text:p>1.446531012457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8111072088376">
                <text:p>1548111072088376</text:p>
              </table:table-cell>
              <table:table-cell office:value-type="float" office:value="1.30729988847395">
                <text:p>1.30729988847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48111072105151">
                <text:p>1548111072105151</text:p>
              </table:table-cell>
              <table:table-cell office:value-type="float" office:value="1.22234252366348">
                <text:p>1.22234252366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48111072122077">
                <text:p>1548111072122077</text:p>
              </table:table-cell>
              <table:table-cell office:value-type="float" office:value="1.49075172232133">
                <text:p>1.49075172232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8111072138855">
                <text:p>1548111072138855</text:p>
              </table:table-cell>
              <table:table-cell office:value-type="float" office:value="1.30508267367589">
                <text:p>1.30508267367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48111072155621">
                <text:p>1548111072155621</text:p>
              </table:table-cell>
              <table:table-cell office:value-type="float" office:value="1.46087043030003">
                <text:p>1.46087043030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48111072172455">
                <text:p>1548111072172455</text:p>
              </table:table-cell>
              <table:table-cell office:value-type="float" office:value="1.40043522851434">
                <text:p>1.40043522851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8111072189282">
                <text:p>1548111072189282</text:p>
              </table:table-cell>
              <table:table-cell office:value-type="float" office:value="1.1441895866774">
                <text:p>1.14418958667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8111072206037">
                <text:p>1548111072206037</text:p>
              </table:table-cell>
              <table:table-cell office:value-type="float" office:value="1.30477482277365">
                <text:p>1.304774822773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48111072222836">
                <text:p>1548111072222836</text:p>
              </table:table-cell>
              <table:table-cell office:value-type="float" office:value="1.33233980497807">
                <text:p>1.332339804978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8111072239565">
                <text:p>1548111072239565</text:p>
              </table:table-cell>
              <table:table-cell office:value-type="float" office:value="1.16565736689647">
                <text:p>1.165657366896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48111072256412">
                <text:p>1548111072256412</text:p>
              </table:table-cell>
              <table:table-cell office:value-type="float" office:value="1.33297015245691">
                <text:p>1.332970152456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8111072273221">
                <text:p>1548111072273221</text:p>
              </table:table-cell>
              <table:table-cell office:value-type="float" office:value="1.32697651578466">
                <text:p>1.32697651578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8111072289980">
                <text:p>1548111072289980</text:p>
              </table:table-cell>
              <table:table-cell office:value-type="float" office:value="1.15743633247319">
                <text:p>1.157436332473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8111072306709">
                <text:p>1548111072306709</text:p>
              </table:table-cell>
              <table:table-cell office:value-type="float" office:value="1.33364119327501">
                <text:p>1.333641193275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8111072323428">
                <text:p>1548111072323428</text:p>
              </table:table-cell>
              <table:table-cell office:value-type="float" office:value="1.31468660616323">
                <text:p>1.31468660616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48111072340257">
                <text:p>1548111072340257</text:p>
              </table:table-cell>
              <table:table-cell office:value-type="float" office:value="1.07677747230382">
                <text:p>1.07677747230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8111072357038">
                <text:p>1548111072357038</text:p>
              </table:table-cell>
              <table:table-cell office:value-type="float" office:value="1.37906561303696">
                <text:p>1.37906561303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8111072373763">
                <text:p>1548111072373763</text:p>
              </table:table-cell>
              <table:table-cell office:value-type="float" office:value="1.31276789292281">
                <text:p>1.312767892922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48111072390506">
                <text:p>1548111072390506</text:p>
              </table:table-cell>
              <table:table-cell office:value-type="float" office:value="1.09660002975378">
                <text:p>1.096600029753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8111072407262">
                <text:p>1548111072407262</text:p>
              </table:table-cell>
              <table:table-cell office:value-type="float" office:value="1.38808398927046">
                <text:p>1.388083989270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8111072424513">
                <text:p>1548111072424513</text:p>
              </table:table-cell>
              <table:table-cell office:value-type="float" office:value="1.2887575655646">
                <text:p>1.28875756556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8111072441280">
                <text:p>1548111072441280</text:p>
              </table:table-cell>
              <table:table-cell office:value-type="float" office:value="1.47506146906629">
                <text:p>1.475061469066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48111072458005">
                <text:p>1548111072458005</text:p>
              </table:table-cell>
              <table:table-cell office:value-type="float" office:value="1.32135000703674">
                <text:p>1.321350007036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48111072474776">
                <text:p>1548111072474776</text:p>
              </table:table-cell>
              <table:table-cell office:value-type="float" office:value="1.1279605365189">
                <text:p>1.12796053651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48111072491550">
                <text:p>1548111072491550</text:p>
              </table:table-cell>
              <table:table-cell office:value-type="float" office:value="1.38739499416172">
                <text:p>1.387394994161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48111072508325">
                <text:p>1548111072508325</text:p>
              </table:table-cell>
              <table:table-cell office:value-type="float" office:value="1.47021327720301">
                <text:p>1.470213277203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8111072525125">
                <text:p>1548111072525125</text:p>
              </table:table-cell>
              <table:table-cell office:value-type="float" office:value="1.47021327720301">
                <text:p>1.470213277203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8111072545465">
                <text:p>1548111072545465</text:p>
              </table:table-cell>
              <table:table-cell office:value-type="float" office:value="1.16812335280526">
                <text:p>1.168123352805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48111072562190">
                <text:p>1548111072562190</text:p>
              </table:table-cell>
              <table:table-cell office:value-type="float" office:value="1.32646451086676">
                <text:p>1.326464510866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48111072578964">
                <text:p>1548111072578964</text:p>
              </table:table-cell>
              <table:table-cell office:value-type="float" office:value="1.10441150552183">
                <text:p>1.104411505521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48111072595747">
                <text:p>1548111072595747</text:p>
              </table:table-cell>
              <table:table-cell office:value-type="float" office:value="1.06622483483348">
                <text:p>1.06622483483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8111072612535">
                <text:p>1548111072612535</text:p>
              </table:table-cell>
              <table:table-cell office:value-type="float" office:value="1.27575624199962">
                <text:p>1.27575624199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8111072629268">
                <text:p>1548111072629268</text:p>
              </table:table-cell>
              <table:table-cell office:value-type="float" office:value="1.20851882882353">
                <text:p>1.208518828823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48111072646023">
                <text:p>1548111072646023</text:p>
              </table:table-cell>
              <table:table-cell office:value-type="float" office:value="1.0794531664139">
                <text:p>1.07945316641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8111072662786">
                <text:p>1548111072662786</text:p>
              </table:table-cell>
              <table:table-cell office:value-type="float" office:value="1.43955032758983">
                <text:p>1.439550327589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48111072679517">
                <text:p>1548111072679517</text:p>
              </table:table-cell>
              <table:table-cell office:value-type="float" office:value="1.28312990461177">
                <text:p>1.283129904611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8111072696303">
                <text:p>1548111072696303</text:p>
              </table:table-cell>
              <table:table-cell office:value-type="float" office:value="1.00607194747344">
                <text:p>1.006071947473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48111072713111">
                <text:p>1548111072713111</text:p>
              </table:table-cell>
              <table:table-cell office:value-type="float" office:value="1.25517425145874">
                <text:p>1.255174251458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48111072729830">
                <text:p>1548111072729830</text:p>
              </table:table-cell>
              <table:table-cell office:value-type="float" office:value="1.181980301401">
                <text:p>1.1819803014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8111072746579">
                <text:p>1548111072746579</text:p>
              </table:table-cell>
              <table:table-cell office:value-type="float" office:value="1.22758952361936">
                <text:p>1.227589523619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48111072763375">
                <text:p>1548111072763375</text:p>
              </table:table-cell>
              <table:table-cell office:value-type="float" office:value="1.48308573649301">
                <text:p>1.483085736493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48111072780155">
                <text:p>1548111072780155</text:p>
              </table:table-cell>
              <table:table-cell office:value-type="float" office:value="1.28218020060715">
                <text:p>1.282180200607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48111072796866">
                <text:p>1548111072796866</text:p>
              </table:table-cell>
              <table:table-cell office:value-type="float" office:value="1.42518220724545">
                <text:p>1.425182207245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48111072813730">
                <text:p>1548111072813730</text:p>
              </table:table-cell>
              <table:table-cell office:value-type="float" office:value="1.28674643432341">
                <text:p>1.286746434323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8111072830466">
                <text:p>1548111072830466</text:p>
              </table:table-cell>
              <table:table-cell office:value-type="float" office:value="1.17999640301359">
                <text:p>1.179996403013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48111072847208">
                <text:p>1548111072847208</text:p>
              </table:table-cell>
              <table:table-cell office:value-type="float" office:value="1.29243886078259">
                <text:p>1.292438860782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8111072863979">
                <text:p>1548111072863979</text:p>
              </table:table-cell>
              <table:table-cell office:value-type="float" office:value="1.30185483573093">
                <text:p>1.301854835730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8111072880727">
                <text:p>1548111072880727</text:p>
              </table:table-cell>
              <table:table-cell office:value-type="float" office:value="1.10558974661716">
                <text:p>1.105589746617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8111072897514">
                <text:p>1548111072897514</text:p>
              </table:table-cell>
              <table:table-cell office:value-type="float" office:value="1.23678200730808">
                <text:p>1.236782007308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48111072914287">
                <text:p>1548111072914287</text:p>
              </table:table-cell>
              <table:table-cell office:value-type="float" office:value="1.32569441707959">
                <text:p>1.325694417079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48111072931060">
                <text:p>1548111072931060</text:p>
              </table:table-cell>
              <table:table-cell office:value-type="float" office:value="1.2774734814958">
                <text:p>1.27747348149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48111072950907">
                <text:p>1548111072950907</text:p>
              </table:table-cell>
              <table:table-cell office:value-type="float" office:value="1.66411169215771">
                <text:p>1.664111692157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8111072967277">
                <text:p>1548111072967277</text:p>
              </table:table-cell>
              <table:table-cell office:value-type="float" office:value="1.42566152665912">
                <text:p>1.42566152665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8111072984004">
                <text:p>1548111072984004</text:p>
              </table:table-cell>
              <table:table-cell office:value-type="float" office:value="1.12392523425715">
                <text:p>1.12392523425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48111073000745">
                <text:p>1548111073000745</text:p>
              </table:table-cell>
              <table:table-cell office:value-type="float" office:value="1.13675800503009">
                <text:p>1.13675800503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8111073017492">
                <text:p>1548111073017492</text:p>
              </table:table-cell>
              <table:table-cell office:value-type="float" office:value="1.24140415387617">
                <text:p>1.24140415387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8111073035549">
                <text:p>1548111073035549</text:p>
              </table:table-cell>
              <table:table-cell office:value-type="float" office:value="1.09490433946715">
                <text:p>1.094904339467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8111073052188">
                <text:p>1548111073052188</text:p>
              </table:table-cell>
              <table:table-cell office:value-type="float" office:value="1.09490433946715">
                <text:p>1.094904339467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48111073068991">
                <text:p>1548111073068991</text:p>
              </table:table-cell>
              <table:table-cell office:value-type="float" office:value="1.11303280845131">
                <text:p>1.113032808451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48111073085918">
                <text:p>1548111073085918</text:p>
              </table:table-cell>
              <table:table-cell office:value-type="float" office:value="1.21654859215282">
                <text:p>1.216548592152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8111073102607">
                <text:p>1548111073102607</text:p>
              </table:table-cell>
              <table:table-cell office:value-type="float" office:value="1.12111924316016">
                <text:p>1.121119243160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8111073120010">
                <text:p>1548111073120010</text:p>
              </table:table-cell>
              <table:table-cell office:value-type="float" office:value="1.29122437846255">
                <text:p>1.291224378462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48111073136211">
                <text:p>1548111073136211</text:p>
              </table:table-cell>
              <table:table-cell office:value-type="float" office:value="1.3593917992356">
                <text:p>1.35939179923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8111073152900">
                <text:p>1548111073152900</text:p>
              </table:table-cell>
              <table:table-cell office:value-type="float" office:value="1.47885842914594">
                <text:p>1.478858429145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48111073169708">
                <text:p>1548111073169708</text:p>
              </table:table-cell>
              <table:table-cell office:value-type="float" office:value="1.21030016856811">
                <text:p>1.210300168568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48111073186484">
                <text:p>1548111073186484</text:p>
              </table:table-cell>
              <table:table-cell office:value-type="float" office:value="1.01885250018685">
                <text:p>1.01885250018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8111073203213">
                <text:p>1548111073203213</text:p>
              </table:table-cell>
              <table:table-cell office:value-type="float" office:value="1.30145850360893">
                <text:p>1.301458503608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48111073220007">
                <text:p>1548111073220007</text:p>
              </table:table-cell>
              <table:table-cell office:value-type="float" office:value="1.3746927521701">
                <text:p>1.37469275217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8111073236756">
                <text:p>1548111073236756</text:p>
              </table:table-cell>
              <table:table-cell office:value-type="float" office:value="1.03663263576303">
                <text:p>1.036632635763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8111073253524">
                <text:p>1548111073253524</text:p>
              </table:table-cell>
              <table:table-cell office:value-type="float" office:value="1.22865971045689">
                <text:p>1.228659710456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8111073270336">
                <text:p>1548111073270336</text:p>
              </table:table-cell>
              <table:table-cell office:value-type="float" office:value="1.16035623608614">
                <text:p>1.160356236086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8111073287004">
                <text:p>1548111073287004</text:p>
              </table:table-cell>
              <table:table-cell office:value-type="float" office:value="1.05424904597585">
                <text:p>1.054249045975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8111073304558">
                <text:p>1548111073304558</text:p>
              </table:table-cell>
              <table:table-cell office:value-type="float" office:value="1.21586659536686">
                <text:p>1.215866595366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8111073320992">
                <text:p>1548111073320992</text:p>
              </table:table-cell>
              <table:table-cell office:value-type="float" office:value="1.35636574094158">
                <text:p>1.356365740941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48111073337756">
                <text:p>1548111073337756</text:p>
              </table:table-cell>
              <table:table-cell office:value-type="float" office:value="1.19367920368079">
                <text:p>1.193679203680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48111073354508">
                <text:p>1548111073354508</text:p>
              </table:table-cell>
              <table:table-cell office:value-type="float" office:value="1.38027982742232">
                <text:p>1.38027982742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111073371411">
                <text:p>1548111073371411</text:p>
              </table:table-cell>
              <table:table-cell office:value-type="float" office:value="1.40208676051092">
                <text:p>1.402086760510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48111073388037">
                <text:p>1548111073388037</text:p>
              </table:table-cell>
              <table:table-cell office:value-type="float" office:value="0.933219573658847">
                <text:p>0.9332195736588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48111073404778">
                <text:p>1548111073404778</text:p>
              </table:table-cell>
              <table:table-cell office:value-type="float" office:value="1.06809155698798">
                <text:p>1.068091556987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48111073421501">
                <text:p>1548111073421501</text:p>
              </table:table-cell>
              <table:table-cell office:value-type="float" office:value="1.25220471888585">
                <text:p>1.252204718885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48111073438239">
                <text:p>1548111073438239</text:p>
              </table:table-cell>
              <table:table-cell office:value-type="float" office:value="1.61088350187126">
                <text:p>1.610883501871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48111073454967">
                <text:p>1548111073454967</text:p>
              </table:table-cell>
              <table:table-cell office:value-type="float" office:value="1.22863207773076">
                <text:p>1.228632077730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8111073471737">
                <text:p>1548111073471737</text:p>
              </table:table-cell>
              <table:table-cell office:value-type="float" office:value="0.955706887819168">
                <text:p>0.9557068878191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48111073488568">
                <text:p>1548111073488568</text:p>
              </table:table-cell>
              <table:table-cell office:value-type="float" office:value="1.24151545119704">
                <text:p>1.241515451197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48111073505384">
                <text:p>1548111073505384</text:p>
              </table:table-cell>
              <table:table-cell office:value-type="float" office:value="1.0982467035366">
                <text:p>1.09824670353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48111073522156">
                <text:p>1548111073522156</text:p>
              </table:table-cell>
              <table:table-cell office:value-type="float" office:value="1.0424462077292">
                <text:p>1.04244620772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48111073538917">
                <text:p>1548111073538917</text:p>
              </table:table-cell>
              <table:table-cell office:value-type="float" office:value="1.25762047049815">
                <text:p>1.257620470498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